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verdana" svg:font-family="verdana, arial, sans-serif"/>
  </office:font-face-decls>
  <office:automatic-styles>
    <style:style style:name="P1" style:family="paragraph" style:parent-style-name="Heading_20_4">
      <style:paragraph-properties fo:text-align="center" style:justify-single-word="false" fo:orphans="2" fo:widows="2" fo:padding="0cm" fo:border="none"/>
      <style:text-properties fo:font-variant="normal" fo:text-transform="none" fo:color="#000000" loext:opacity="100%" style:font-name="verdana" fo:font-size="12pt" fo:letter-spacing="normal" fo:font-style="normal" fo:font-weight="bold"/>
    </style:style>
    <style:style style:name="P2" style:family="paragraph" style:parent-style-name="Heading_20_4">
      <style:text-properties fo:font-variant="normal" fo:text-transform="none" fo:color="#000000" loext:opacity="100%" style:font-name="verdana" fo:font-size="12pt" fo:letter-spacing="normal" fo:font-style="normal" fo:font-weight="bold" officeooo:rsid="00065b1c" officeooo:paragraph-rsid="00065b1c" fo:background-color="#ffff00" style:font-weight-asian="bold" style:font-weight-complex="bold"/>
    </style:style>
    <style:style style:name="P3" style:family="paragraph" style:parent-style-name="Heading_20_4">
      <style:paragraph-properties fo:text-align="center" style:justify-single-word="false" fo:orphans="2" fo:widows="2" fo:padding="0cm" fo:border="none"/>
      <style:text-properties fo:font-variant="normal" fo:text-transform="none" fo:color="#000000" loext:opacity="100%" style:font-name="verdana" fo:font-size="12pt" fo:letter-spacing="normal" fo:font-style="normal" fo:font-weight="bold" fo:background-color="#00ff00"/>
    </style:style>
    <style:style style:name="P4" style:family="paragraph" style:parent-style-name="Heading_20_4">
      <style:paragraph-properties fo:margin-top="0cm" fo:margin-bottom="0cm" style:contextual-spacing="false" fo:text-align="center" style:justify-single-word="false" fo:orphans="2" fo:widows="2" fo:padding="0cm" fo:border="none"/>
      <style:text-properties fo:font-variant="normal" fo:text-transform="none" fo:color="#000000" loext:opacity="100%" style:font-name="verdana" fo:font-size="12pt" fo:letter-spacing="normal" fo:font-style="normal" fo:font-weight="normal"/>
    </style:style>
    <style:style style:name="P5" style:family="paragraph" style:parent-style-name="Heading_20_5">
      <style:paragraph-properties fo:margin-left="0cm" fo:margin-right="0cm" fo:orphans="2" fo:widows="2" fo:text-indent="0cm" style:auto-text-indent="false" fo:padding="0cm" fo:border="none"/>
      <style:text-properties fo:font-variant="normal" fo:text-transform="none" fo:color="#000000" loext:opacity="100%" style:font-name="verdana" fo:font-size="12pt" fo:letter-spacing="normal" fo:font-style="normal" fo:font-weight="bold"/>
    </style:style>
    <style:style style:name="P6" style:family="paragraph" style:parent-style-name="Heading_20_5">
      <style:text-properties fo:font-variant="normal" fo:text-transform="none" fo:color="#000000" loext:opacity="100%" style:font-name="verdana" fo:font-size="12pt" fo:letter-spacing="normal" fo:font-style="normal" fo:font-weight="bold" officeooo:paragraph-rsid="00065b1c"/>
    </style:style>
    <style:style style:name="P7" style:family="paragraph" style:parent-style-name="Heading_20_5">
      <style:text-properties fo:font-variant="normal" fo:text-transform="none" fo:color="#000000" loext:opacity="100%" style:font-name="verdana" fo:font-size="12pt" fo:letter-spacing="normal" fo:font-style="normal" fo:font-weight="bold" officeooo:paragraph-rsid="00065b1c" fo:background-color="#00ffff"/>
    </style:style>
    <style:style style:name="P8" style:family="paragraph" style:parent-style-name="Heading_20_5">
      <style:paragraph-properties fo:margin-left="0cm" fo:margin-right="0cm" fo:orphans="2" fo:widows="2" fo:text-indent="0cm" style:auto-text-indent="false" fo:padding="0cm" fo:border="none"/>
      <style:text-properties fo:font-variant="normal" fo:text-transform="none" fo:color="#000000" loext:opacity="100%" style:font-name="verdana" fo:font-size="12pt" fo:letter-spacing="normal" fo:font-style="normal" fo:font-weight="normal"/>
    </style:style>
    <style:style style:name="P9" style:family="paragraph" style:parent-style-name="Heading_20_5">
      <style:text-properties fo:font-variant="normal" fo:text-transform="none" fo:color="#000000" loext:opacity="100%" style:font-name="verdana" fo:font-size="12pt" fo:letter-spacing="normal" fo:font-style="normal" fo:font-weight="normal" officeooo:rsid="00065b1c" officeooo:paragraph-rsid="00065b1c" fo:background-color="#ffff00" style:font-weight-asian="bold" style:font-weight-complex="bold"/>
    </style:style>
    <style:style style:name="P10" style:family="paragraph" style:parent-style-name="Standard">
      <style:text-properties fo:font-variant="normal" fo:text-transform="none" fo:color="#000000" loext:opacity="100%" style:font-name="verdana" fo:font-size="12pt" fo:letter-spacing="normal" fo:font-style="normal" fo:font-weight="bold" officeooo:rsid="00065b1c" officeooo:paragraph-rsid="00065b1c" fo:background-color="#ffff00" style:font-weight-asian="bold" style:font-weight-complex="bold"/>
    </style:style>
    <style:style style:name="P1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font-name="verdana" fo:font-size="12pt" fo:letter-spacing="normal" fo:font-style="normal" fo:font-weight="normal"/>
    </style:style>
    <style:style style:name="P1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font-name="verdana" fo:font-size="12pt" fo:letter-spacing="normal" fo:font-style="normal" fo:font-weight="normal" officeooo:paragraph-rsid="00065b1c"/>
    </style:style>
    <style:style style:name="P13" style:family="paragraph" style:parent-style-name="Text_20_body">
      <style:paragraph-properties fo:orphans="2" fo:widows="2"/>
      <style:text-properties fo:font-variant="normal" fo:text-transform="none" fo:color="#000000" loext:opacity="100%" style:font-name="verdana" fo:font-size="12pt" fo:letter-spacing="normal" fo:font-style="normal" fo:font-weight="normal"/>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font-size="12pt" fo:letter-spacing="normal" fo:font-style="normal" fo:font-weight="normal"/>
    </style:style>
    <style:style style:name="P15"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000000" loext:opacity="100%" style:font-name="verdana" fo:font-size="12pt" fo:letter-spacing="normal" fo:font-style="normal" fo:font-weight="normal"/>
    </style:style>
    <style:style style:name="P16"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000000" loext:opacity="100%" style:font-name="verdana" fo:font-size="12pt" fo:letter-spacing="normal" fo:font-style="normal" fo:font-weight="bold" officeooo:rsid="00065b1c" fo:background-color="#ffff00" style:font-weight-asian="bold" style:font-weight-complex="bold"/>
    </style:style>
    <style:style style:name="P17"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000000" loext:opacity="100%" style:font-name="verdana" fo:font-size="9pt" fo:letter-spacing="normal" fo:font-style="normal" fo:font-weight="normal"/>
    </style:style>
    <style:style style:name="P18" style:family="paragraph" style:parent-style-name="Text_20_body">
      <loext:graphic-properties draw:fill="solid" draw:fill-color="#ffffdf" draw:opacity="100%"/>
      <style:paragraph-properties fo:margin-left="1cm" fo:margin-right="1cm" fo:margin-top="0cm" fo:margin-bottom="0cm" style:contextual-spacing="false" fo:text-align="justify" style:justify-single-word="false" fo:orphans="2" fo:widows="2" fo:text-indent="0cm" style:auto-text-indent="false" fo:background-color="#ffffdf" fo:padding="0cm" fo:border="none"/>
      <style:text-properties fo:font-variant="normal" fo:text-transform="none" fo:color="#000000" loext:opacity="100%" style:font-name="verdana" fo:font-size="9pt" fo:letter-spacing="normal" fo:font-style="normal" fo:font-weight="normal"/>
    </style:style>
    <style:style style:name="P19" style:family="paragraph" style:parent-style-name="Text_20_body">
      <loext:graphic-properties draw:fill="solid" draw:fill-color="#ffffdf" draw:opacity="100%"/>
      <style:paragraph-properties fo:margin-left="1cm" fo:margin-right="1cm" fo:margin-top="0cm" fo:margin-bottom="0cm" style:contextual-spacing="false" fo:text-align="justify" style:justify-single-word="false" fo:orphans="2" fo:widows="2" fo:text-indent="0cm" style:auto-text-indent="false" fo:background-color="#ffffdf" fo:padding="0cm" fo:border="none"/>
      <style:text-properties fo:font-variant="normal" fo:text-transform="none" fo:color="#000000" loext:opacity="100%" style:font-name="verdana" fo:font-size="10.5pt" fo:letter-spacing="normal" fo:font-style="italic" fo:font-weight="normal"/>
    </style:style>
    <style:style style:name="P20" style:family="paragraph" style:parent-style-name="Text_20_body">
      <style:paragraph-properties fo:margin-left="0cm" fo:margin-right="0cm" fo:orphans="2" fo:widows="2" fo:text-indent="0cm" style:auto-text-indent="false" fo:padding="0cm" fo:border="none"/>
      <style:text-properties fo:font-variant="normal" fo:text-transform="none" fo:color="#000000" loext:opacity="100%" fo:letter-spacing="normal"/>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b00000" loext:opacity="100%" style:font-name="verdana" fo:font-size="9.75pt" fo:letter-spacing="normal" fo:font-style="normal" fo:font-weight="bold"/>
    </style:style>
    <style:style style:name="P22"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23" style:family="paragraph" style:parent-style-name="Text_20_body">
      <loext:graphic-properties draw:fill="solid" draw:fill-color="#ffffdf" draw:opacity="100%"/>
      <style:paragraph-properties fo:margin-left="1cm" fo:margin-right="1cm" fo:margin-top="0cm" fo:margin-bottom="0cm" style:contextual-spacing="false" fo:text-align="justify" style:justify-single-word="false" fo:orphans="2" fo:widows="2" fo:text-indent="0cm" style:auto-text-indent="false" fo:background-color="#ffffdf" fo:padding="0cm" fo:border="none"/>
    </style:style>
    <style:style style:name="P24" style:family="paragraph" style:parent-style-name="Text_20_body">
      <style:paragraph-properties fo:margin-left="0cm" fo:margin-right="0cm" fo:orphans="2" fo:widows="2" fo:text-indent="0cm" style:auto-text-indent="false" fo:padding="0cm" fo:border="none"/>
    </style:style>
    <style:style style:name="P25" style:family="paragraph">
      <style:paragraph-properties fo:text-align="start"/>
      <style:text-properties fo:color="#5f5f5f" fo:font-size="9pt"/>
    </style:style>
    <style:style style:name="T1" style:family="text">
      <style:text-properties style:font-name="verdana" fo:font-size="9.75pt" fo:font-style="normal" fo:font-weight="normal"/>
    </style:style>
    <style:style style:name="T2" style:family="text">
      <style:text-properties fo:color="#1127ff" loext:opacity="100%" style:text-line-through-style="none" style:text-line-through-type="none" style:text-underline-style="none" style:text-blinking="false" loext:padding="0cm" loext:border="none"/>
    </style:style>
    <style:style style:name="T3" style:family="text">
      <style:text-properties fo:font-variant="normal" fo:text-transform="none" fo:color="#1127ff" loext:opacity="100%" style:text-line-through-style="none" style:text-line-through-type="none" style:font-name="verdana" fo:font-size="12pt" fo:letter-spacing="normal" fo:font-style="normal" style:text-underline-style="none" fo:font-weight="normal" style:text-blinking="false" loext:padding="0cm" loext:border="none"/>
    </style:style>
    <style:style style:name="T4" style:family="text">
      <style:text-properties fo:font-variant="normal" fo:text-transform="none" fo:color="#000000" loext:opacity="100%" style:font-name="verdana" fo:font-size="10.5pt" fo:letter-spacing="normal" fo:font-style="normal" fo:font-weight="normal"/>
    </style:style>
    <style:style style:name="T5" style:family="text">
      <style:text-properties fo:font-variant="normal" fo:text-transform="none" fo:color="#000000" loext:opacity="100%" style:font-name="verdana" fo:font-size="10.5pt" fo:letter-spacing="normal" fo:font-style="normal" fo:font-weight="normal" loext:padding="0cm" loext:border="none"/>
    </style:style>
    <style:style style:name="T6" style:family="text">
      <style:text-properties fo:font-variant="normal" fo:text-transform="none" fo:color="#000000" loext:opacity="100%" style:font-name="verdana" fo:font-size="10.5pt" fo:letter-spacing="normal" fo:font-style="italic" fo:font-weight="normal"/>
    </style:style>
    <style:style style:name="T7" style:family="text">
      <style:text-properties fo:font-variant="normal" fo:text-transform="none" fo:color="#000000" loext:opacity="100%" style:font-name="verdana" fo:font-size="10.5pt" fo:letter-spacing="normal" fo:font-style="italic" fo:font-weight="normal" loext:padding="0cm" loext:border="none"/>
    </style:style>
    <style:style style:name="T8" style:family="text">
      <style:text-properties fo:font-variant="normal" fo:text-transform="none" fo:color="#000000" loext:opacity="100%" style:font-name="verdana" fo:font-size="9.75pt" fo:letter-spacing="normal" fo:font-style="normal" fo:font-weight="normal"/>
    </style:style>
    <style:style style:name="T9" style:family="text">
      <style:text-properties fo:font-variant="normal" fo:text-transform="none" fo:color="#000000" loext:opacity="100%" fo:letter-spacing="normal"/>
    </style:style>
    <style:style style:name="T10" style:family="text">
      <style:text-properties fo:font-variant="normal" fo:text-transform="none" fo:color="#ff00ff" loext:opacity="100%" style:font-name="verdana" fo:font-size="10.5pt" fo:letter-spacing="normal" fo:font-style="normal" fo:font-weight="bold" style:font-weight-asian="bold" style:font-weight-complex="bold"/>
    </style:style>
    <style:style style:name="T11" style:family="text">
      <style:text-properties fo:background-color="#ffff00" loext:char-shading-value="0"/>
    </style:style>
    <style:style style:name="T12" style:family="text">
      <style:text-properties fo:background-color="#ffff00" loext:char-shading-value="0"/>
    </style:style>
    <style:style style:name="T13" style:family="text">
      <style:text-properties fo:color="#ff00ff" loext:opacity="100%"/>
    </style:style>
    <style:style style:name="T14" style:family="text">
      <style:text-properties fo:color="#ff00ff" loext:opacity="100%" fo:font-weight="bold" style:font-weight-asian="bold" style:font-weight-complex="bold"/>
    </style:style>
    <style:style style:name="T15" style:family="text">
      <style:text-properties fo:color="#ff00ff" loext:opacity="100%" fo:font-weight="bold" fo:background-color="transparent" loext:char-shading-value="0" style:font-weight-asian="bold" style:font-weight-complex="bold"/>
    </style:style>
    <style:style style:name="T16" style:family="text">
      <style:text-properties fo:color="#ff00ff" loext:opacity="100%" fo:background-color="transparent" loext:char-shading-value="0"/>
    </style:style>
    <style:style style:name="T17" style:family="text">
      <style:text-properties fo:color="#ff00ff" loext:opacity="100%" style:text-underline-style="solid" style:text-underline-width="auto" style:text-underline-color="font-color"/>
    </style:style>
    <style:style style:name="T18" style:family="text">
      <style:text-properties fo:font-weight="bold" style:font-weight-asian="bold" style:font-weight-complex="bold"/>
    </style:style>
    <style:style style:name="T19" style:family="text">
      <style:text-properties fo:font-weight="bold" fo:background-color="transparent" loext:char-shading-value="0" style:font-weight-asian="bold" style:font-weight-complex="bold"/>
    </style:style>
    <style:style style:name="T20" style:family="text">
      <style:text-properties fo:font-weight="bold" fo:background-color="#7ffe00" loext:char-shading-value="0" style:font-weight-asian="bold" style:font-weight-complex="bold"/>
    </style:style>
    <style:style style:name="T21" style:family="text">
      <style:text-properties fo:color="#0000dc" loext:opacity="100%"/>
    </style:style>
    <style:style style:name="T22" style:family="text">
      <style:text-properties fo:color="#0000dc" loext:opacity="100%" fo:font-weight="bold" style:font-weight-asian="bold" style:font-weight-complex="bold"/>
    </style:style>
    <style:style style:name="T23" style:family="text">
      <style:text-properties fo:background-color="#7ffe00" loext:char-shading-value="0"/>
    </style:style>
    <style:style style:name="T24" style:family="text">
      <style:text-properties fo:background-color="#7ffe00" loext:char-shading-value="0"/>
    </style:style>
    <style:style style:name="T25" style:family="text">
      <style:text-properties fo:background-color="#00ffff" loext:char-shading-value="0"/>
    </style:style>
    <style:style style:name="T26" style:family="text">
      <style:text-properties fo:background-color="#00ffff" loext:char-shading-value="0"/>
    </style:style>
    <style:style style:name="T27" style:family="text">
      <style:text-properties fo:color="#e47200" loext:opacity="100%" fo:font-weight="bold" style:font-weight-asian="bold" style:font-weight-complex="bold"/>
    </style:style>
    <style:style style:name="T28" style:family="text">
      <style:text-properties fo:color="#ff0000" loext:opacity="100%"/>
    </style:style>
    <style:style style:name="T29" style:family="text">
      <style:text-properties fo:color="#ff0000" loext:opacity="100%" fo:font-weight="bold" style:font-weight-asian="bold" style:font-weight-complex="bold"/>
    </style:style>
    <style:style style:name="T30" style:family="text">
      <style:text-properties fo:color="#ff0000" loext:opacity="100%" style:text-underline-style="solid" style:text-underline-width="auto" style:text-underline-color="font-color"/>
    </style:style>
    <style:style style:name="T31" style:family="text">
      <style:text-properties fo:color="#ff0000" loext:opacity="100%" style:text-underline-style="solid" style:text-underline-width="auto" style:text-underline-color="font-color" style:font-weight-asian="normal" style:font-weight-complex="normal"/>
    </style:style>
    <style:style style:name="T32" style:family="text">
      <style:text-properties fo:color="#ff0000" loext:opacity="100%" style:font-weight-asian="normal" style:font-weight-complex="normal"/>
    </style:style>
    <style:style style:name="T33" style:family="text">
      <style:text-properties fo:background-color="#fe7f00" loext:char-shading-value="0"/>
    </style:style>
    <style:style style:name="T34" style:family="text">
      <style:text-properties style:use-window-font-color="true" loext:opacity="0%"/>
    </style:style>
    <style:style style:name="T35" style:family="text">
      <style:text-properties style:use-window-font-color="true" loext:opacity="0%" fo:font-weight="bold" style:font-weight-asian="bold" style:font-weight-complex="bold"/>
    </style:style>
    <style:style style:name="T36" style:family="text">
      <style:text-properties style:use-window-font-color="true" loext:opacity="0%" fo:font-weight="bold" fo:background-color="#00ffff" loext:char-shading-value="0" style:font-weight-asian="bold" style:font-weight-complex="bold"/>
    </style:style>
    <style:style style:name="T37" style:family="text">
      <style:text-properties style:use-window-font-color="true" loext:opacity="0%" fo:background-color="#bababa" loext:char-shading-value="0"/>
    </style:style>
    <style:style style:name="T38" style:family="text">
      <style:text-properties style:use-window-font-color="true" loext:opacity="0%" fo:background-color="#00ffff" loext:char-shading-value="0"/>
    </style:style>
    <style:style style:name="T39" style:family="text">
      <style:text-properties style:use-window-font-color="true" loext:opacity="0%" fo:background-color="#00ffff" loext:char-shading-value="0"/>
    </style:style>
    <style:style style:name="T40" style:family="text">
      <style:text-properties style:use-window-font-color="true" loext:opacity="0%" fo:background-color="#7ffe00" loext:char-shading-value="0"/>
    </style:style>
    <style:style style:name="T41" style:family="text">
      <style:text-properties style:use-window-font-color="true" loext:opacity="0%" fo:background-color="#a5a5a5" loext:char-shading-value="0"/>
    </style:style>
    <style:style style:name="T42" style:family="text">
      <style:text-properties style:use-window-font-color="true" loext:opacity="0%" fo:background-color="#00fe7f" loext:char-shading-value="0"/>
    </style:style>
    <style:style style:name="T43" style:family="text">
      <style:text-properties fo:background-color="transparent" loext:char-shading-value="0"/>
    </style:style>
    <style:style style:name="T44" style:family="text">
      <style:text-properties fo:color="#00ffff" loext:opacity="100%"/>
    </style:style>
    <style:style style:name="T45" style:family="text">
      <style:text-properties fo:background-color="#bababa" loext:char-shading-value="0"/>
    </style:style>
    <style:style style:name="T46" style:family="text">
      <style:text-properties style:text-underline-style="solid" style:text-underline-width="auto" style:text-underline-color="font-color"/>
    </style:style>
    <style:style style:name="T47" style:family="text">
      <style:text-properties officeooo:rsid="00065b1c"/>
    </style:style>
    <style:style style:name="T48" style:family="text">
      <style:text-properties fo:background-color="#00ff00" loext:char-shading-value="0"/>
    </style:style>
    <style:style style:name="T49" style:family="text">
      <style:text-properties fo:background-color="#00ff00" loext:char-shading-value="0"/>
    </style:style>
    <style:style style:name="T50" style:family="text">
      <style:text-properties fo:color="#0000ff" loext:opacity="100%"/>
    </style:style>
    <style:style style:name="T51" style:family="text">
      <style:text-properties fo:color="#0000ff" loext:opacity="100%" fo:font-weight="bold" style:font-weight-asian="bold" style:font-weight-complex="bold"/>
    </style:style>
    <style:style style:name="T52" style:family="text">
      <style:text-properties fo:color="#0000ff" loext:opacity="100%" style:text-underline-style="solid" style:text-underline-width="auto" style:text-underline-color="font-color"/>
    </style:style>
    <style:style style:name="T53" style:family="text">
      <style:text-properties fo:background-color="#e3e300" loext:char-shading-value="0"/>
    </style:style>
    <style:style style:name="T54" style:family="text">
      <style:text-properties fo:background-color="#00fe7f" loext:char-shading-value="0"/>
    </style:style>
    <style:style style:name="T55" style:family="text">
      <style:text-properties fo:background-color="#ff00ff" loext:char-shading-value="0"/>
    </style:style>
    <style:style style:name="T56" style:family="text">
      <style:text-properties fo:background-color="#ff00ff" loext:char-shading-value="0"/>
    </style:style>
    <style:style style:name="T57" style:family="text">
      <style:text-properties fo:color="#00763b" loext:opacity="100%"/>
    </style:style>
    <style:style style:name="T58" style:family="text">
      <style:text-properties fo:color="#00763b" loext:opacity="100%" fo:font-weight="bold" style:font-weight-asian="bold" style:font-weight-complex="bold"/>
    </style:style>
    <style:style style:name="T59" style:family="text">
      <style:text-properties fo:color="#00b000" loext:opacity="100%"/>
    </style:style>
    <style:style style:name="T60" style:family="text">
      <style:text-properties fo:color="#00b000" loext:opacity="100%" fo:font-weight="bold" style:font-weight-asian="bold" style:font-weight-complex="bold"/>
    </style:style>
    <style:style style:name="Sect1" style:family="section">
      <style:section-properties fo:background-color="#ffffff" fo:margin-left="0cm" fo:margin-right="0cm" style:editable="false">
        <style:columns fo:column-count="1" fo:column-gap="0cm"/>
        <style:background-image/>
      </style:section-properties>
    </style:style>
    <style:style style:name="gr1" style:family="graphic">
      <style:graphic-properties fo:background-color="#ffffff"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xlink:href="https://www.boe.es/buscar/act.php?id=BOE-A-2015-11719&amp;p=20220907&amp;tn=1#"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boe.es/buscar/act.php?id=BOE-A-2015-11719&amp;p=20220907&amp;tn=1#"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boe.es/buscar/act.php#a89"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boe.es/buscar/act.php?id=BOE-A-2015-11719&amp;p=20220907&amp;tn=1#"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boe.es/buscar/act.php#a14"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boe.es/buscar/act.php?id=BOE-A-2015-11719&amp;p=20220907&amp;tn=1#"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boe.es/buscar/act.php?id=BOE-A-2015-11719&amp;p=20220907&amp;tn=1#"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boe.es/buscar/act.php?id=BOE-A-2015-11719&amp;p=20220907&amp;tn=1#"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boe.es/buscar/act.php?id=BOE-A-2015-11719&amp;p=20220907&amp;tn=1#"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boe.es/buscar/act.php?id=BOE-A-2015-11719&amp;p=20220907&amp;tn=1#"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boe.es/buscar/act.php?id=BOE-A-2015-11719&amp;p=20220907&amp;tn=1#"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boe.es/buscar/act.php?id=BOE-A-2015-11719&amp;p=20220907&amp;tn=1#"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boe.es/buscar/act.php?id=BOE-A-2015-11719&amp;p=20220907&amp;tn=1#"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boe.es/buscar/act.php?id=BOE-A-2015-11719&amp;p=20220907&amp;tn=1#"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boe.es/buscar/act.php?id=BOE-A-2015-11719&amp;p=20220907&amp;tn=1#"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boe.es/buscar/act.php#a48" xlink:type="simple">
          <form:properties>
            <form:property form:property-name="PropertyChangeNotificationEnabled" office:value-type="boolean" office:boolean-value="true"/>
          </form:properties>
          <form:radio form:name="p" form:control-implementation="ooo:com.sun.star.form.component.RadioButton" xml:id="control1" form:id="control1" form:current-selected="true" form:selected="true" form:value="20201231"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p" form:control-implementation="ooo:com.sun.star.form.component.RadioButton" xml:id="control2" form:id="control2" form:value="20190307"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p" form:control-implementation="ooo:com.sun.star.form.component.RadioButton" xml:id="control3" form:id="control3" form:value="20151031"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orm>
        <form:form form:apply-filter="true" form:control-implementation="ooo:com.sun.star.form.component.Form" office:target-frame="" xlink:href="https://www.boe.es/buscar/act.php#a49" xlink:type="simple">
          <form:properties>
            <form:property form:property-name="PropertyChangeNotificationEnabled" office:value-type="boolean" office:boolean-value="true"/>
          </form:properties>
          <form:radio form:name="p" form:control-implementation="ooo:com.sun.star.form.component.RadioButton" xml:id="control4" form:id="control4" form:current-selected="true" form:selected="true" form:value="20220907"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p" form:control-implementation="ooo:com.sun.star.form.component.RadioButton" xml:id="control5" form:id="control5" form:value="20211229"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p" form:control-implementation="ooo:com.sun.star.form.component.RadioButton" xml:id="control6" form:id="control6" form:value="20201231"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p" form:control-implementation="ooo:com.sun.star.form.component.RadioButton" xml:id="control7" form:id="control7" form:value="20190307"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p" form:control-implementation="ooo:com.sun.star.form.component.RadioButton" xml:id="control8" form:id="control8" form:value="20180704"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p" form:control-implementation="ooo:com.sun.star.form.component.RadioButton" xml:id="control9" form:id="control9" form:value="20151031"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orm>
        <form:form form:apply-filter="true" form:control-implementation="ooo:com.sun.star.form.component.Form" office:target-frame="" xlink:href="https://www.boe.es/buscar/act.php#a50" xlink:type="simple">
          <form:properties>
            <form:property form:property-name="PropertyChangeNotificationEnabled" office:value-type="boolean" office:boolean-value="true"/>
          </form:properties>
          <form:radio form:name="p" form:control-implementation="ooo:com.sun.star.form.component.RadioButton" xml:id="control10" form:id="control10" form:current-selected="true" form:selected="true" form:value="20201231"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p" form:control-implementation="ooo:com.sun.star.form.component.RadioButton" xml:id="control11" form:id="control11" form:value="20151031"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orm>
        <form:form form:apply-filter="true" form:control-implementation="ooo:com.sun.star.form.component.Form" office:target-frame="" xlink:href="https://www.boe.es/buscar/act.php?id=BOE-A-2015-11719&amp;p=20220907&amp;tn=1#"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boe.es/buscar/act.php?id=BOE-A-2015-11719&amp;p=20220907&amp;tn=1#"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boe.es/buscar/act.php?id=BOE-A-2015-11719&amp;p=20220907&amp;tn=1#"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boe.es/buscar/act.php?id=BOE-A-2015-11719&amp;p=20220907&amp;tn=1#"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boe.es/buscar/act.php?id=BOE-A-2015-11719&amp;p=20220907&amp;tn=1#"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boe.es/buscar/act.php?id=BOE-A-2015-11719&amp;p=20220907&amp;tn=1#"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boe.es/buscar/act.php?id=BOE-A-2015-11719&amp;p=20220907&amp;tn=1#"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boe.es/buscar/act.php?id=BOE-A-2015-11719&amp;p=20220907&amp;tn=1#"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boe.es/buscar/act.php?id=BOE-A-2015-11719&amp;p=20220907&amp;tn=1#"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5"><text:span text:style-name="T47">SITUACIONES ADMINISTRATIVAS</text:span></text:h>
      <text:h text:style-name="P6" text:outline-level="5"/>
      <text:h text:style-name="P6" text:outline-level="5">Artículo 85. <text:span text:style-name="T12">Situaciones administrativas de los funcionarios de carrera</text:span>.</text:h>
      <text:section text:style-name="Sect1" text:name="a85">
        <text:p text:style-name="P11">1. Los funcionarios de carrera se hallarán en alguna de las siguientes situaciones:</text:p>
        <text:p text:style-name="P11">a) <text:span text:style-name="T14">Servicio activo</text:span>.</text:p>
        <text:p text:style-name="P11">b) <text:span text:style-name="T22">Servicios especiales</text:span>.</text:p>
        <text:p text:style-name="P11">c) Servicio en <text:span text:style-name="T14">otras Administraciones Públicas</text:span>.</text:p>
        <text:p text:style-name="P11">d) <text:span text:style-name="T22">Excedencia</text:span>.</text:p>
        <text:p text:style-name="P11">e) <text:span text:style-name="T14">Suspensión de funciones</text:span>.</text:p>
        <text:p text:style-name="P11">2. Las leyes de Función Pública que se dicten en desarrollo de este Estatuto podrán regular otras situaciones administrativas de los funcionarios de carrera, en los supuestos, en las condiciones y con los efectos que en las mismas se determinen, cuando concurra, entre otras, alguna de las circunstancias siguientes:</text:p>
        <text:p text:style-name="P11">a) Cuando por razones organizativas, de reestructuración interna o exceso de personal, resulte una imposibilidad transitoria de asignar un puesto de trabajo o la conveniencia de incentivar la cesación en el servicio activo.</text:p>
        <text:p text:style-name="P11">b) Cuando los funcionarios accedan, bien por promoción interna o por otros sistemas de acceso, a otros cuerpos o escalas y no les corresponda quedar en alguna de las situaciones previstas en este Estatuto, y cuando pasen a prestar servicios en organismos o entidades del sector público en régimen distinto al de funcionario de carrera.</text:p>
        <text:p text:style-name="P11">Dicha regulación, según la situación administrativa de que se trate, podrá conllevar garantías de índole retributiva o imponer derechos u obligaciones en relación con el reingreso al servicio activo.</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86">
        <text:p text:style-name="P17">[Bloque 114: #a86]</text:p>
        <text:h text:style-name="P5" text:outline-level="5">Artículo 86. <text:span text:style-name="T24">Servicio activo</text:span>.</text:h>
        <text:p text:style-name="P11">1. Se hallarán en situación de servicio activo quienes, conforme a la normativa de función pública dictada en desarrollo del presente Estatuto, <text:span text:style-name="T22">presten servicios en su condición de funcionarios públicos</text:span> cualquiera que sea la <text:soft-page-break/>Administración u organismo público o entidad en el que se encuentren destinados y no les corresponda quedar en otra situación.</text:p>
        <text:p text:style-name="P11">2. Los funcionarios de carrera en situación de servicio activo gozan de <text:span text:style-name="T14">todos los derechos</text:span> inherentes a su condición de funcionarios y quedan sujetos a los deberes y responsabilidades derivados de la misma. Se regirán por las normas de este Estatuto y por la normativa de función pública de la Administración Pública en que presten servicios.</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87">
        <text:p text:style-name="P17">[Bloque 115: #a87]</text:p>
        <text:h text:style-name="P5" text:outline-level="5">Artículo 87. <text:span text:style-name="T26">Servicios especiales</text:span>.</text:h>
        <text:p text:style-name="P11">1. Los funcionarios de carrera serán declarados en situación de servicios especiales:</text:p>
        <text:p text:style-name="P11">a) Cuando sean <text:span text:style-name="T14">designados miembros</text:span> del Gobierno o de los órganos de gobierno de las comunidades autónomas y ciudades de Ceuta y Melilla, miembros de las Instituciones de la Unión Europea o de las organizaciones internacionales, o sean nombrados altos cargos de las citadas Administraciones Públicas o Instituciones.</text:p>
        <text:p text:style-name="P11">b) Cuando sean <text:span text:style-name="T22">autorizados para realizar una misión</text:span> por periodo determinado superior a seis meses en organismos internacionales, gobiernos o entidades públicas extranjeras o en programas de cooperación internacional.</text:p>
        <text:p text:style-name="P11">c) Cuando sean nombrados para desempeñar puestos o cargos en <text:span text:style-name="T27">organismos públicos o entidades, dependientes o vinculados</text:span> a las Administraciones Públicas que, de conformidad con lo que establezca la respectiva Administración Pública, estén asimilados en su rango administrativo a altos cargos.</text:p>
        <text:p text:style-name="P11">d) Cuando sean <text:span text:style-name="T14">adscritos a los servicios</text:span> del Tribunal Constitucional o del Defensor del Pueblo o destinados al Tribunal de Cuentas en los términos previstos en el artículo 93.3 de la Ley 7/1988, de 5 de abril, de Funcionamiento del Tribunal de Cuentas.</text:p>
        <text:p text:style-name="P11">e) Cuando accedan a la condición de <text:span text:style-name="T22">Diputado o Senador</text:span> de las Cortes Generales o miembros de las <text:span text:style-name="T29">asambleas legislativas</text:span> de las comunidades autónomas si perciben retribuciones periódicas por la realización de la función. Aquellos que pierdan dicha condición por disolución de las correspondientes cámaras o terminación del mandato de las mismas podrán permanecer en la situación de servicios especiales hasta su nueva constitución.</text:p>
        <text:p text:style-name="P11"><text:soft-page-break/>f) Cuando se desempeñen <text:span text:style-name="T14">cargos electivos retribuidos y de dedicación exclusiva</text:span> en las Asambleas de las ciudades de Ceuta y Melilla y en las entidades locales, cuando se desempeñen responsabilidades de órganos superiores y directivos municipales y cuando se desempeñen responsabilidades de miembros de los órganos locales para el conocimiento y la resolución de las reclamaciones económico-administrativas.</text:p>
        <text:p text:style-name="P11">g) Cuando sean designados para formar parte del <text:span text:style-name="T22">Consejo General del Poder Judicial</text:span> o de los consejos de justicia de las comunidades autónomas.</text:p>
        <text:p text:style-name="P11">h) Cuando sean elegidos o designados para formar parte de los <text:span text:style-name="T14">Órganos Constitucionales o de los órganos estatutarios</text:span> de las comunidades autónomas u otros cuya elección corresponda al Congreso de los Diputados, al Senado o a las asambleas legislativas de las comunidades autónomas.</text:p>
        <text:p text:style-name="P11">i) Cuando sean designados como personal eventual por ocupar puestos de trabajo con funciones expresamente calificadas como de confianza o asesoramiento político y no opten por permanecer en la situación de servicio activo.</text:p>
        <text:p text:style-name="P11">j) Cuando adquieran la condición de <text:span text:style-name="T22">funcionarios al servicio</text:span> de organizaciones internacionales.</text:p>
        <text:p text:style-name="P11">k) Cuando sean designados <text:span text:style-name="T14">asesores de los grupos parlamentarios</text:span> de las Cortes Generales o de las asambleas legislativas de las comunidades autónomas.</text:p>
        <text:p text:style-name="P11">l) Cuando sean activados como <text:span text:style-name="T29">reservistas voluntarios</text:span> para prestar servicios en las Fuerzas Armadas.</text:p>
        <text:p text:style-name="P11">2. Quienes se encuentren en situación de servicios especiales percibirán las retribuciones del puesto o cargo que desempeñen y no las que les correspondan como funcionarios de carrera, sin perjuicio del derecho a percibir los trienios que tengan reconocidos en cada momento. El tiempo que permanezcan en tal situación se les computará a efectos de <text:span text:style-name="T22">ascensos, reconocimiento de trienios, promoción interna y derechos en el régimen de Seguridad Social que les sea de aplicación</text:span>. No será de aplicación a los funcionarios públicos que, habiendo ingresado al servicio de las instituciones comunitarias europeas, o al de entidades y organismos asimilados, ejerciten el derecho de transferencia establecido en el estatuto de los funcionarios de las Comunidades Europeas.</text:p>
        <text:p text:style-name="P11">3. Quienes se encuentren en situación de servicios especiales tendrán derecho, al menos, a <text:span text:style-name="T29">reingresar al servicio activo en la misma localidad, en las </text:span><text:soft-page-break/><text:span text:style-name="T29">condiciones</text:span> y con las retribuciones correspondientes a la categoría, nivel o escalón de la carrera consolidados, de acuerdo con el sistema de carrera administrativa vigente en la Administración Pública a la que pertenezcan. Tendrán, asimismo, los derechos que cada Administración Pública pueda establecer en función del cargo que haya originado el pase a la mencionada situación. En este sentido, las Administraciones Públicas velarán para que no haya menoscabo en el derecho a la carrera profesional de los funcionarios públicos que hayan sido nombrados altos cargos, miembros del Poder Judicial o de otros órganos constitucionales o estatutarios o que hayan sido elegidos alcaldes, retribuidos y con dedicación exclusiva, presidentes de diputaciones o de cabildos o consejos insulares, Diputados o Senadores de las Cortes Generales y miembros de las asambleas legislativas de las comunidades autónomas. Como mínimo, estos funcionarios recibirán el mismo tratamiento en la consolidación del grado y conjunto de complementos que el que se establezca para quienes hayan sido directores generales y otros cargos superiores de la correspondiente Administración Pública.</text:p>
        <text:p text:style-name="P11">4. La declaración de esta situación procederá en todo caso, en los supuestos que se determinen en el presente Estatuto y en las leyes de Función Pública que se dicten en desarrollo del mismo.</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88">
        <text:p text:style-name="P17">[Bloque 116: #a88]</text:p>
        <text:p text:style-name="P13">Jurisprudencia</text:p>
        <text:h text:style-name="P5" text:outline-level="5">Artículo 88. Servicio en <text:span text:style-name="T24">otras Administraciones Públicas</text:span>.</text:h>
        <text:p text:style-name="P11">1. Los funcionarios de carrera que, en virtud de los procesos de transferencias o por los procedimientos de provisión de puestos de trabajo, <text:span text:style-name="T14">obtengan destino en una Administración Pública distinta</text:span>, serán declarados en la situación de servicio en otras Administraciones Públicas. Se mantendrán en esa situación en el caso de que por disposición legal de la Administración a la que acceden se integren como personal propio de ésta.</text:p>
        <text:p text:style-name="P11">2. Los funcionarios transferidos a las comunidades autónomas se integran plenamente en la organización de la Función Pública de las mismas, hallándose en la situación de <text:span text:style-name="T22">servicio activo en la Función Pública de la comunidad autónoma</text:span> en la que se integran.</text:p>
        <text:p text:style-name="P11">Las comunidades autónomas al proceder a esta integración de los funcionarios transferidos como funcionarios propios, respetarán el Grupo o Subgrupo del cuerpo o escala de procedencia, así como los derechos económicos inherentes a la posición en la carrera que tuviesen reconocido.</text:p>
        <text:p text:style-name="P11"><text:soft-page-break/>Los funcionarios transferidos mantienen todos sus derechos en la Administración Pública de origen como si se hallaran en servicio activo de acuerdo con lo establecido en los respectivos Estatutos de Autonomía.</text:p>
        <text:p text:style-name="P12">Se reconoce la igualdad entre todos los funcionarios propios de las comunidades autónomas con independencia de su Administración de procedencia.</text:p>
        <text:p text:style-name="P11">3. Los funcionarios de carrera en la situación de servicio en otras Administraciones Públicas que se encuentren en dicha situación por haber obtenido un puesto de trabajo mediante los sistemas de provisión previstos en este Estatuto, se rigen por la legislación de la Administración en la que estén destinados de forma efectiva y conservan su condición de funcionario de la Administración de origen y el derecho a participar en las convocatorias para la provisión de puestos de trabajo que se efectúen por esta última. El tiempo de servicio en la Administración Pública en la que estén destinados se les computará como de servicio activo en su cuerpo o escala de origen.</text:p>
        <text:p text:style-name="P11">4. Los funcionarios que <text:span text:style-name="T29">reingresen</text:span> al servicio activo en la Administración de origen, procedentes de la situación de servicio en otras Administraciones Públicas, obtendrán el reconocimiento profesional de los <text:span text:style-name="T22">progresos alcanzados en el sistema de carrera profesional</text:span> y sus efectos sobre la posición retributiva conforme al procedimiento previsto en los convenios de Conferencia Sectorial y demás instrumentos de colaboración que establecen medidas de movilidad interadministrativa, previstos en el artículo 84 del presente Estatuto. En defecto de tales convenios o instrumentos de colaboración, el reconocimiento se realizará por la Administración Pública en la que se produzca el reingreso.</text:p>
      </text:section>
      <text:p text:style-name="P22"><text:a xlink:type="simple" xlink:href="https://www.boe.es/buscar/act.php?id=BOE-A-2015-11719&amp;p=20220907&amp;tn=1#top" text:style-name="Internet_20_link" text:visited-style-name="Visited_20_Internet_20_Link"><text:span text:style-name="T3"/></text:a></text:p>
      <text:p text:style-name="Horizontal_20_Line"/>
      <text:section text:style-name="Sect1" text:name="a89">
        <text:p text:style-name="P15"><text:span text:style-name="T2"/></text:p>
        <text:h text:style-name="P5" text:outline-level="5">Artículo 89. <text:span text:style-name="T12">Excedencia</text:span>.</text:h>
        <text:p text:style-name="P11">1. La excedencia de los funcionarios de carrera podrá adoptar las siguientes modalidades:</text:p>
        <text:p text:style-name="P11">a) Excedencia<text:span text:style-name="T19"> voluntaria</text:span> por <text:span text:style-name="T14">interés particular</text:span>.</text:p>
        <text:p text:style-name="P11">b) Excedencia <text:span text:style-name="T35">voluntaria</text:span> por <text:span text:style-name="T24">agrupación familiar</text:span>.</text:p>
        <text:p text:style-name="P11">c) Excedencia por <text:span text:style-name="T22">cuidado de familiares</text:span>.</text:p>
        <text:p text:style-name="P11">d) Excedencia por <text:span text:style-name="T24">razón de</text:span> <text:span text:style-name="T26">violencia</text:span> <text:span text:style-name="T14">de género o</text:span> de violencia <text:span text:style-name="T29">sexual</text:span>.</text:p>
        <text:p text:style-name="P11"><text:soft-page-break/>e) Excedencia por <text:span text:style-name="T24">razón de</text:span> <text:span text:style-name="T26">violencia</text:span> <text:span text:style-name="T22">terrorista</text:span>.</text:p>
        <text:p text:style-name="P11">2. Los funcionarios de carrera podrán obtener la excedencia voluntaria por interés particular cuando hayan prestado servicios efectivos en cualquiera de las Administraciones Públicas durante un <text:span text:style-name="T37">periodo mínimo de cinco años</text:span> inmediatamente anteriores.</text:p>
        <text:p text:style-name="P11">No obstante, las leyes de Función Pública que se dicten en desarrollo del presente Estatuto podrán establecer una duración menor del periodo de prestación de servicios exigido para que el funcionario de carrera pueda solicitar la excedencia y se determinarán los periodos mínimos de permanencia en la misma.</text:p>
        <text:p text:style-name="P11">La concesión de <text:span text:style-name="T46">excedencia voluntaria por interés particular</text:span> quedará subordinada a las <text:span text:style-name="T26">necesidades del servicio</text:span> debidamente motivadas. No podrá declararse cuando al funcionario público se le instruya <text:span text:style-name="T24">expediente disciplinario</text:span>.</text:p>
        <text:p text:style-name="P11">Procederá declarar de oficio la excedencia voluntaria por interés particular cuando finalizada la causa que determinó el pase a una situación distinta a la de servicio activo, se incumpla la obligación de solicitar el reingreso al servicio activo en el plazo en que se determine reglamentariamente.</text:p>
        <text:p text:style-name="P11">Quienes se encuentren en situación de excedencia por interés particular <text:span text:style-name="T14">no devengarán retribuciones</text:span>, ni les será computable el tiempo que permanezcan en tal situación a efectos de ascensos, trienios y derechos en el régimen de Seguridad Social que les sea de aplicación.</text:p>
        <text:p text:style-name="P11">3. Podrá concederse la <text:span text:style-name="T22">excedencia voluntaria por agrupación familiar</text:span> <text:span text:style-name="T24">sin</text:span> el requisito de <text:span text:style-name="T12">haber prestado servicios efectivos</text:span> en cualquiera de las Administraciones Públicas durante el periodo establecido a los funcionarios cuyo cónyuge resida en otra localidad por haber obtenido y estar desempeñando un puesto de trabajo de carácter definitivo como funcionario de carrera o como laboral fijo en cualquiera de las Administraciones Públicas, organismos públicos y entidades de derecho público dependientes o vinculados a ellas, en los Órganos Constitucionales o del Poder Judicial y órganos similares de las comunidades autónomas, así como en la Unión Europea o en organizaciones internacionales.</text:p>
        <text:p text:style-name="P11">Quienes se encuentren en situación de excedencia voluntaria por agrupación familiar <text:span text:style-name="T29">no devengarán retribuciones</text:span>, ni les será computable el tiempo que permanezcan en tal situación a efectos de ascensos, trienios y derechos en el régimen de Seguridad Social que les sea de aplicación.</text:p>
        <text:p text:style-name="P11"><text:soft-page-break/>4. Los funcionarios de carrera tendrán derecho a un período de excedencia de duración <text:span text:style-name="T14">no superior a tres años para atender al cuidado de cada hijo</text:span>, tanto cuando lo sea por naturaleza como por adopción, o de cada menor sujeto a guarda con fines de adopción o acogimiento permanente, a contar desde la fecha de nacimiento o, en su caso, de la resolución judicial o administrativa.</text:p>
        <text:p text:style-name="P11">También tendrán derecho a un período de excedencia de duración <text:span text:style-name="T39">no superior a tres años</text:span>, para atender al <text:span text:style-name="T22">cuidado de un familiar</text:span> que se encuentre a su cargo, <text:span text:style-name="T14">hasta el segundo grado inclusive de consanguinidad o afinidad</text:span> que por razones de edad, accidente, enfermedad o discapacidad no pueda valerse por sí mismo y no desempeñe actividad retribuida.</text:p>
        <text:p text:style-name="P11">El período de excedencia será único por cada sujeto causante. Cuando un nuevo sujeto causante diera origen a una nueva excedencia, el inicio del período de la misma pondrá fin al que se viniera disfrutando.</text:p>
        <text:p text:style-name="P11">En el caso de que dos funcionarios generasen el derecho a disfrutarla por el mismo sujeto causante, la Administración podrá limitar su ejercicio simultáneo por razones justificadas relacionadas con el funcionamiento de los servicios.</text:p>
        <text:p text:style-name="P11">El tiempo de permanencia en esta situación será <text:span text:style-name="T29">computable a efectos de trienios, carrera y derechos en el régimen de Seguridad Social que sea de aplicación</text:span>. El puesto de trabajo desempeñado <text:span text:style-name="T24">se reservará</text:span>, <text:span text:style-name="T22">al menos, durante dos años</text:span>. Transcurrido este periodo, dicha reserva lo será a un puesto en la misma localidad y de igual retribución.</text:p>
        <text:p text:style-name="P11">Los funcionarios en esta situación podrán participar en los cursos de formación que convoque la Administración.</text:p>
        <text:p text:style-name="P11">5. Las funcionarias víctimas de <text:span text:style-name="T26">violencia de género o de violencia sexual</text:span>, para hacer efectiva su protección o su derecho a la asistencia social integral, tendrán derecho a solicitar la situación de <text:span text:style-name="T14">excedencia sin tener que haber prestado un tiempo mínimo de servicios previos</text:span> y sin que sea exigible plazo de permanencia en la misma.</text:p>
        <text:p text:style-name="P11">Durante los <text:span text:style-name="T18">seis primeros meses tendrán derecho a la reserva del puesto</text:span> de trabajo que desempeñaran, siendo computable dicho período a efectos de antigüedad, carrera y derechos del régimen de Seguridad Social que sea de aplicación.</text:p>
        <text:p text:style-name="P11">Cuando las actuaciones judiciales lo exigieran <text:span text:style-name="T29">se podrá prorrogar este periodo por tres meses, con un máximo de dieciocho</text:span>, con idénticos efectos a los señalados anteriormente, a fin de garantizar la efectividad del derecho de protección de la víctima.</text:p>
        <text:p text:style-name="P11"><text:soft-page-break/>Durante los <text:span text:style-name="T40">dos primeros meses</text:span> de esta excedencia la funcionaria tendrá derecho a percibir las <text:span text:style-name="T14">retribuciones íntegras</text:span> y, en su caso, las prestaciones familiares por hijo a cargo.</text:p>
        <text:p text:style-name="P11">6. Los funcionarios que hayan sufrido daños físicos o psíquicos como consecuencia de la <text:span text:style-name="T18">actividad terrorista</text:span>, así como los amenazados en los términos del artículo 5 de la Ley 29/2011, de 22 de septiembre, de Reconocimiento y Protección Integral a las Víctimas del Terrorismo, previo reconocimiento del Ministerio del Interior o de sentencia judicial firme, tendrán derecho a disfrutar de un periodo de excedencia en las <text:span text:style-name="T24">mismas condiciones que las víctimas de violencia de género</text:span>.</text:p>
        <text:p text:style-name="P11">Dicha excedencia será autorizada y mantenida en el tiempo <text:span text:style-name="T29">en tanto que resulte necesaria</text:span> para la protección y asistencia social integral de la persona a la que se concede, ya sea por razón de las secuelas provocadas por la acción terrorista, ya sea por la amenaza a la que se encuentra sometida, en los términos previstos reglamentariamente.</text:p>
        <text:p text:style-name="P18"><text:span text:style-name="T5"/></text:p>
      </text:section>
      <text:section text:style-name="Sect1" text:name="a90">
        <text:h text:style-name="P5" text:outline-level="5">Artículo 90. <text:span text:style-name="T12">Suspensión de funciones</text:span>.</text:h>
        <text:p text:style-name="P11">1. El funcionario declarado en la situación de suspensión <text:span text:style-name="T29">quedará privado</text:span> durante el tiempo de permanencia en la misma del ejercicio de sus funciones y de <text:span text:style-name="T14">todos los derechos inherentes a la condición</text:span>. La suspensión determinará la <text:span text:style-name="T22">pérdida del puesto de trabajo cuando exceda de seis meses</text:span>.</text:p>
        <text:p text:style-name="P11">2. La suspensión firme se impondrá en virtud de <text:span text:style-name="T18">sentencia</text:span> dictada en causa criminal o en virtud de <text:span text:style-name="T29">sanción disciplinaria</text:span>. La suspensión firme por sanción disciplinaria <text:span text:style-name="T46">no podrá exceder de seis años</text:span>.</text:p>
        <text:p text:style-name="P11">3. El funcionario declarado en la situación de suspensión de funciones <text:span text:style-name="T22">no podrá prestar servicios</text:span> en ninguna Administración Pública ni en los organismos públicos, agencias, o entidades de derecho público dependientes o vinculadas a ellas durante el tiempo de cumplimiento de la pena o sanción.</text:p>
        <text:p text:style-name="P11">4. Podrá acordarse la <text:span text:style-name="T14">suspensión de funciones con carácter provisional</text:span> con ocasión de la tramitación de un procedimiento judicial o expediente disciplinario, en los términos establecidos en este Estatuto.</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91">
        <text:p text:style-name="P17">[Bloque 119: #a91]</text:p>
        <text:h text:style-name="P5" text:outline-level="5"><text:soft-page-break/>Artículo 91. <text:span text:style-name="T24">Reingreso</text:span> al servicio activo.</text:h>
        <text:p text:style-name="P11">Reglamentariamente se regularán los plazos, procedimientos y condiciones, según las situaciones administrativas de procedencia, para solicitar el reingreso al servicio activo de los funcionarios de carrera, con respeto al derecho a la reserva del puesto de trabajo en los casos en que proceda conforme al presente Estatuto.</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92">
        <text:p text:style-name="P17">[Bloque 120: #a92]</text:p>
        <text:h text:style-name="P5" text:outline-level="5">Artículo 92. Situaciones del <text:span text:style-name="T12">personal laboral</text:span>.</text:h>
        <text:p text:style-name="P11">El personal laboral se regirá por el <text:span text:style-name="T29">Estatuto de los Trabajadores</text:span> y por los <text:span text:style-name="T22">Convenios Colectivos</text:span> que les sean de aplicación.</text:p>
        <text:p text:style-name="P11">Los convenios colectivos podrán determinar la aplicación de este capítulo al personal incluido en su ámbito de aplicación en lo que resulte compatible con el Estatuto de los Trabajadores.</text:p>
      </text:section>
      <text:p text:style-name="P10">DERECHOS Y DEBERES</text:p>
      <text:p text:style-name="P10"/>
      <text:h text:style-name="P2" text:outline-level="4">Derechos de los empleados públicos</text:h>
      <text:p text:style-name="P15"><text:span text:style-name="T3"/></text:p>
      <text:section text:style-name="Sect1" text:name="a14">
        <text:h text:style-name="P5" text:outline-level="5">Artículo 14. Derechos <text:span text:style-name="T26">individuales</text:span>.</text:h>
        <text:p text:style-name="P11">Los empleados públicos tienen los siguientes derechos de carácter individual en correspondencia con la naturaleza jurídica de su relación de servicio:</text:p>
        <text:p text:style-name="P11">a) A la inamovilidad en la condición de funcionario de carrera.</text:p>
        <text:p text:style-name="P11">b) Al desempeño efectivo de las funciones o tareas propias de su condición profesional y de acuerdo con la progresión alcanzada en su carrera profesional.</text:p>
        <text:p text:style-name="P11">c) A la progresión en la carrera profesional y promoción interna según principios constitucionales de igualdad, mérito y capacidad mediante la implantación de sistemas objetivos y transparentes de evaluación.</text:p>
        <text:p text:style-name="P11">d) A percibir las retribuciones y las indemnizaciones por razón del servicio.</text:p>
        <text:p text:style-name="P11">e) A participar en la consecución de los objetivos atribuidos a la unidad donde preste sus servicios y a ser informado por sus superiores de las tareas a desarrollar.</text:p>
        <text:p text:style-name="P11"><text:soft-page-break/>f) A la defensa jurídica y protección de la Administración Pública en los procedimientos que se sigan ante cualquier orden jurisdiccional como consecuencia del ejercicio legítimo de sus funciones o cargos públicos.</text:p>
        <text:p text:style-name="P11">g) A la formación continua y a la actualización permanente de sus conocimientos y capacidades profesionales, preferentemente en horario laboral.</text:p>
        <text:p text:style-name="P11">h) Al respeto de su intimidad, orientación sexual, propia imagen y dignidad en el trabajo, especialmente frente al acoso sexual y por razón de sexo, moral y laboral.</text:p>
        <text:p text:style-name="P11">i) A la no discriminación por razón de nacimiento, origen racial o étnico, género, sexo u orientación sexual, religión o convicciones, opinión, discapacidad, edad o cualquier otra condición o circunstancia personal o social.</text:p>
        <text:p text:style-name="P11">j) A la adopción de medidas que favorezcan la conciliación de la vida personal, familiar y laboral.</text:p>
        <text:p text:style-name="P11">j bis) A la <text:span text:style-name="T22">intimidad en el uso de dispositivos digitales puestos a su disposición y frente al uso de dispositivos de videovigilancia y geolocalización</text:span>, así como a la <text:span text:style-name="T29">desconexión digital</text:span> en los términos establecidos en la legislación vigente en materia de protección de datos personales y garantía de los derechos digitales.</text:p>
        <text:p text:style-name="P11">k) A la libertad de expresión dentro de los límites del ordenamiento jurídico.</text:p>
        <text:p text:style-name="P11">l) A recibir protección eficaz en materia de seguridad y salud en el trabajo.</text:p>
        <text:p text:style-name="P11">m) A las vacaciones, descansos, permisos y licencias.</text:p>
        <text:p text:style-name="P11">n) A la jubilación según los términos y condiciones establecidas en las normas aplicables.</text:p>
        <text:p text:style-name="P11">o) A las prestaciones de la Seguridad Social correspondientes al régimen que les sea de aplicación.</text:p>
        <text:p text:style-name="P11">p) A la libre asociación profesional.</text:p>
        <text:p text:style-name="P11">q) A los demás derechos reconocidos por el ordenamiento jurídico.</text:p>
        <text:p text:style-name="P23"><text:span text:style-name="T4">Se añade la letra j bis) por la </text:span><text:span text:style-name="T10">disposición final 14 de la Ley Orgánica 3/2018, de 5 de diciembre.</text:span><text:span text:style-name="T4"> </text:span><text:a xlink:type="simple" xlink:href="https://www.boe.es/buscar/act.php?id=BOE-A-2018-16673#df-14" office:target-frame-name="_blank" xlink:show="new" text:style-name="Internet_20_link" text:visited-style-name="Visited_20_Internet_20_Link"><text:span text:style-name="T5">Ref. BOE-A-2018-16673</text:span></text:a></text:p>
        <text:p text:style-name="P13">Seleccionar redacción:</text:p>
        <text:p text:style-name="P24"><text:span text:style-name="Strong_20_Emphasis"><text:span text:style-name="T3"/></text:span></text:p>
      </text:section>
      <text:p text:style-name="Horizontal_20_Line"><text:soft-page-break/></text:p>
      <text:section text:style-name="Sect1" text:name="a15">
        <text:p text:style-name="P17">[Bloque 29: #a15]</text:p>
        <text:h text:style-name="P5" text:outline-level="5">Artículo 15. Derechos <text:span text:style-name="T49">individuales ejercidos colectivamente</text:span>.</text:h>
        <text:p text:style-name="P11">Los empleados públicos tienen los siguientes derechos individuales que se ejercen de forma colectiva:</text:p>
        <text:p text:style-name="P11">a) A la libertad sindical.</text:p>
        <text:p text:style-name="P11">b) A la negociación colectiva y a la participación en la determinación de las condiciones de trabajo.</text:p>
        <text:p text:style-name="P11">c) Al ejercicio de la huelga, con la garantía del mantenimiento de los servicios esenciales de la comunidad.</text:p>
        <text:p text:style-name="P11">d) Al planteamiento de conflictos colectivos de trabajo, de acuerdo con la legislación aplicable en cada caso.</text:p>
        <text:p text:style-name="P11">e) Al de reunión, en los términos establecidos en el artículo 46 de este Estatuto.</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cii-2">
        <text:p text:style-name="P17">[Bloque 30: #cii-2]</text:p>
        <text:h text:style-name="P4" text:outline-level="4">CAPÍTULO II</text:h>
        <text:h text:style-name="P1" text:outline-level="4"><text:span text:style-name="T26">Derecho a la carrera profesional y a la promoción interna</text:span>. La <text:span text:style-name="T12">evaluación del desempeño</text:span></text:h>
      </text:section>
      <text:p text:style-name="P15"><text:span text:style-name="T3"/></text:p>
      <text:section text:style-name="Sect1" text:name="a16">
        <text:h text:style-name="P5" text:outline-level="5">Artículo 16. Concepto, principios y modalidades de la carrera profesional de los funcionarios de carrera.</text:h>
        <text:p text:style-name="P11">1. Los funcionarios de carrera tendrán derecho a la promoción profesional.</text:p>
        <text:p text:style-name="P11">2. La carrera profesional es el conjunto ordenado de oportunidades de ascenso y expectativas de progreso profesional conforme a los <text:span text:style-name="T29">principios de igualdad, mérito y capacidad</text:span>.</text:p>
        <text:p text:style-name="P11">A tal objeto las Administraciones Públicas promoverán la actualización y perfeccionamiento de la cualificación profesional de sus funcionarios de carrera.</text:p>
        <text:p text:style-name="P11">3. Las leyes de Función Pública que se dicten en desarrollo de este Estatuto regularán la carrera profesional aplicable en cada ámbito que podrán consistir, entre otras, en la aplicación aislada o simultánea de alguna o algunas de las siguientes modalidades:</text:p>
        <text:p text:style-name="P11"><text:soft-page-break/>a) <text:span text:style-name="T12">Carrera horizontal</text:span>, que consiste en la <text:span text:style-name="T14">progresión de grado, categoría, escalón</text:span> u otros conceptos análogos, <text:span text:style-name="T22">sin necesidad de cambiar de puesto de trabajo</text:span> y de conformidad con lo establecido en la letra b) del <text:span text:style-name="T26">artículo 17</text:span> y en el apartado 3 del artículo 20 de este Estatuto.</text:p>
        <text:p text:style-name="P11">b) <text:span text:style-name="T45">Carrera vertical</text:span>, que consiste en el <text:span text:style-name="T29">ascenso en la estructura de puestos de trabajo</text:span> por los procedimientos de provisión establecidos en el capítulo III del título V de este Estatuto.</text:p>
        <text:p text:style-name="P11">c) <text:span text:style-name="T24">Promoción interna vertical</text:span>, que consiste en el <text:span text:style-name="T14">ascenso desde un cuerpo o escala de un Subgrupo, o Grupo de clasificación profesional</text:span> en el supuesto de que éste no tenga Subgrupo, a otro superior, de acuerdo con lo establecido en el <text:span text:style-name="T45">artículo 18</text:span>.</text:p>
        <text:p text:style-name="P11">d) <text:span text:style-name="T26">Promoción interna horizontal</text:span>, que consiste en el <text:span text:style-name="T29">acceso a cuerpos o escalas del mismo Subgrupo profesional</text:span>, de acuerdo con lo dispuesto en el artículo 18.</text:p>
        <text:p text:style-name="P11">4. Los funcionarios de carrera podrán progresar simultáneamente en las modalidades de carrera horizontal y vertical cuando la Administración correspondiente las haya implantado en un mismo ámbito.</text:p>
      </text:section>
      <text:p text:style-name="P15"><text:span text:style-name="T3"/></text:p>
      <text:section text:style-name="Sect1" text:name="a17">
        <text:h text:style-name="P5" text:outline-level="5">Artículo 17. <text:span text:style-name="T33">Carrera horizontal</text:span> de los funcionarios de carrera.</text:h>
        <text:p text:style-name="P11">Las leyes de Función Pública que se dicten en desarrollo del presente Estatuto podrán regular la carrera horizontal de los funcionarios de carrera, pudiendo aplicar, entre otras, las siguientes reglas:</text:p>
        <text:p text:style-name="P11">a) Se articulará un <text:span text:style-name="T29">sistema de grados, categorías o escalones</text:span> de ascenso fijándose la remuneración a cada uno de ellos. Los ascensos serán consecutivos con carácter general, salvo en aquellos supuestos excepcionales en los que se prevea otra posibilidad.</text:p>
        <text:p text:style-name="P11">b) Se <text:span text:style-name="T14">deberá valorar</text:span> la trayectoria y actuación profesional, la calidad de los trabajos realizados, los conocimientos adquiridos y el resultado de la evaluación del desempeño. Podrán incluirse asimismo <text:span text:style-name="T46">otros méritos y aptitudes</text:span> por razón de la especificidad de la función desarrollada y la experiencia adquirida.</text:p>
      </text:section>
      <text:section text:style-name="Sect1" text:name="a18">
        <text:p text:style-name="P13"/>
        <text:h text:style-name="P5" text:outline-level="5">Artículo 18. <text:span text:style-name="T33">Promoción interna</text:span> de los funcionarios de carrera.</text:h>
        <text:p text:style-name="P11">1. La promoción interna se realizará mediante <text:span text:style-name="T51">procesos selectivos</text:span> que garanticen el cumplimiento de los principios constitucionales de igualdad, <text:soft-page-break/>mérito y capacidad así como los contemplados en el artículo 55.2 de este Estatuto.</text:p>
        <text:p text:style-name="P11">2. Los funcionarios deberán poseer los requisitos exigidos para el ingreso, tener <text:span text:style-name="T29">una antigüedad de, al menos, dos años de servicio activo</text:span> en el inferior Subgrupo, o Grupo de clasificación profesional, en el supuesto de que éste no tenga Subgrupo y superar las correspondientes pruebas selectivas.</text:p>
        <text:p text:style-name="P11">3. Las leyes de Función Pública que se dicten en desarrollo de este Estatuto articularán los sistemas para realizar la promoción interna, así como también podrán determinar los cuerpos y escalas a los que podrán acceder los funcionarios de carrera pertenecientes a otros de su mismo Subgrupo.</text:p>
        <text:p text:style-name="P11">Asimismo las leyes de Función Pública que se dicten en desarrollo del presente Estatuto podrán determinar los cuerpos y escalas a los que podrán acceder los funcionarios de carrera pertenecientes a otros de su mismo Subgrupo.</text:p>
        <text:p text:style-name="P11">4. Las Administraciones Públicas adoptarán medidas que incentiven la participación de su personal en los procesos selectivos de promoción interna y para la progresión en la carrera profesional.</text:p>
      </text:section>
      <text:p text:style-name="P17"><text:span text:style-name="T3"/></text:p>
      <text:section text:style-name="Sect1" text:name="a19">
        <text:h text:style-name="P5" text:outline-level="5">Artículo 19. Carrera profesional y promoción del personal laboral.</text:h>
        <text:p text:style-name="P11">1. El personal laboral tendrá derecho a la <text:span text:style-name="T29">promoción profesional</text:span>.</text:p>
        <text:p text:style-name="P11">2. La carrera profesional y la promoción del personal laboral se hará efectiva a través de los procedimientos previstos en el Estatuto de los Trabajadores o en los convenios colectivos.</text:p>
      </text:section>
      <text:p text:style-name="P15"><text:span text:style-name="T3"/></text:p>
      <text:section text:style-name="Sect1" text:name="a20">
        <text:h text:style-name="P5" text:outline-level="5">Artículo 20. La <text:span text:style-name="T26">evaluación del desempeño</text:span>.</text:h>
        <text:p text:style-name="P11">1. Las Administraciones Públicas establecerán sistemas que permitan la evaluación del desempeño de sus empleados.</text:p>
        <text:p text:style-name="P11">La evaluación del desempeño es el procedimiento mediante el cual se mide y valora la conducta profesional y el rendimiento o el logro de resultados.</text:p>
        <text:p text:style-name="P11">2. Los sistemas de evaluación del desempeño se adecuarán, en todo caso, a criterios de transparencia, objetividad, imparcialidad y no discriminación y se aplicarán sin menoscabo de los derechos de los empleados públicos.</text:p>
        <text:p text:style-name="P11">3. Las Administraciones Públicas determinarán los efectos de la evaluación en la <text:span text:style-name="T29">carrera profesional horizontal</text:span>, la formación, la <text:span text:style-name="T22">provisión de puestos </text:span><text:soft-page-break/><text:span text:style-name="T22">de trabajo</text:span> y en la percepción de las <text:span text:style-name="T14">retribuciones complementarias</text:span> previstas en el artículo 24 del presente Estatuto.</text:p>
        <text:p text:style-name="P11">4. La continuidad en un puesto de trabajo obtenido por concurso quedará vinculada a la evaluación del desempeño de acuerdo con los sistemas de evaluación que cada Administración Pública determine, dándose audiencia al interesado, y por la correspondiente resolución motivada.</text:p>
        <text:p text:style-name="P11">5. La aplicación de la carrera profesional horizontal, de las retribuciones complementarias derivadas del apartado c) del artículo 24 del presente Estatuto y el cese del puesto de trabajo obtenido por el procedimiento de concurso requerirán la aprobación previa, en cada caso, de sistemas objetivos que permitan evaluar el desempeño de acuerdo con lo establecido en los apartados 1 y 2 de este artículo.</text:p>
      </text:section>
      <text:p text:style-name="P22"><text:a xlink:type="simple" xlink:href="https://www.boe.es/buscar/act.php?id=BOE-A-2015-11719&amp;p=20220907&amp;tn=1#top" text:style-name="Internet_20_link" text:visited-style-name="Visited_20_Internet_20_Link"><text:span text:style-name="T3"/></text:a></text:p>
      <text:p text:style-name="Horizontal_20_Line"/>
      <text:section text:style-name="Sect1" text:name="ciii">
        <text:h text:style-name="P4" text:outline-level="4">CAPÍTULO III</text:h>
        <text:h text:style-name="P3" text:outline-level="4">Derechos retributivos</text:h>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21">
        <text:p text:style-name="P17">[Bloque 37: #a21]</text:p>
        <text:h text:style-name="P5" text:outline-level="5">Artículo 21. Determinación de las cuantías y de los incrementos retributivos.</text:h>
        <text:p text:style-name="P11">1. Las cuantías de las retribuciones básicas y el incremento de las cuantías globales de las retribuciones complementarias de los funcionarios, así como el incremento de la masa salarial del personal laboral, deberán reflejarse para cada ejercicio presupuestario en la correspondiente ley de presupuestos.</text:p>
        <text:p text:style-name="P11">2. No podrán acordarse incrementos retributivos que globalmente supongan un incremento de la masa salarial superior a los límites fijados anualmente en la Ley de Presupuestos Generales del Estado para el personal.</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22">
        <text:p text:style-name="P17">[Bloque 38: #a22]</text:p>
        <text:p text:style-name="P13">Jurisprudencia</text:p>
        <text:h text:style-name="P5" text:outline-level="5">Artículo 22. Retribuciones de los funcionarios.</text:h>
        <text:p text:style-name="P11">1. Las retribuciones de los funcionarios de carrera se clasifican en básicas y complementarias.</text:p>
        <text:p text:style-name="P11"><text:soft-page-break/>2. Las <text:span text:style-name="T26">retribuciones básicas</text:span> son las que retribuyen al funcionario según la <text:span text:style-name="T14">adscripción de su cuerpo o escala a un determinado Subgrupo o Grupo</text:span> de clasificación profesional, en el supuesto de que éste no tenga Subgrupo, y por su antigüedad en el mismo. Dentro de ellas están comprendidas los componentes de sueldo y trienios de las pagas extraordinarias.</text:p>
        <text:p text:style-name="P11">3. Las <text:span text:style-name="T53">retribuciones complementarias</text:span> son las que retribuyen las <text:span text:style-name="T14">características de los puestos de trabajo, la carrera profesional o el desempeño, rendimiento o resultados alcanzados</text:span> por el funcionario.</text:p>
        <text:p text:style-name="P11">4. Las pagas extraordinarias serán dos al año, cada una por el importe de una mensualidad de retribuciones básicas y de la totalidad de las retribuciones complementarias, salvo aquéllas a las que se refieren los apartados c) y d) del artículo 24.</text:p>
        <text:p text:style-name="P11">5. No podrá percibirse participación en tributos o en cualquier otro ingreso de las Administraciones Públicas como contraprestación de cualquier servicio, participación o premio en multas impuestas, aun cuando estuviesen normativamente atribuidas a los servicios.</text:p>
      </text:section>
      <text:p text:style-name="P17"><text:span text:style-name="T3"/></text:p>
      <text:section text:style-name="Sect1" text:name="a23">
        <text:h text:style-name="P5" text:outline-level="5">Artículo 23. <text:span text:style-name="T12">Retribuciones básicas</text:span>.</text:h>
        <text:p text:style-name="P11">Las retribuciones básicas, que se fijan en la Ley de Presupuestos Generales del Estado, estarán integradas única y exclusivamente por:</text:p>
        <text:p text:style-name="P11">a) <text:span text:style-name="T14">El sueldo</text:span> asignado a cada Subgrupo o Grupo de clasificación profesional, en el supuesto de que éste no tenga Subgrupo.</text:p>
        <text:p text:style-name="P11">b) <text:span text:style-name="T29">Los trienios</text:span>, que consisten en una cantidad, que será igual para cada Subgrupo o Grupo de clasificación profesional, en el supuesto de que éste no tenga Subgrupo, por cada tres años de servicio.</text:p>
      </text:section>
      <text:p text:style-name="P15"><text:span text:style-name="T3"/></text:p>
      <text:section text:style-name="Sect1" text:name="a24">
        <text:h text:style-name="P5" text:outline-level="5">Artículo 24. <text:span text:style-name="T39">Retribuciones complementarias</text:span>.</text:h>
        <text:p text:style-name="P11">La cuantía y estructura de las retribuciones complementarias de los funcionarios se establecerán por las correspondientes leyes de cada Administración Pública atendiendo, entre otros, a los siguientes factores:</text:p>
        <text:p text:style-name="P11">a) La <text:span text:style-name="T29">progresión alcanzada</text:span> por el funcionario dentro del sistema de carrera administrativa.</text:p>
        <text:p text:style-name="P11">b) La <text:span text:style-name="T14">especial dificultad técnica, responsabilidad, dedicación, incompatibilidad exigible</text:span> para el desempeño de determinados puestos de trabajo o las condiciones en que se desarrolla el trabajo.</text:p>
        <text:p text:style-name="P11"><text:soft-page-break/>c) El <text:span text:style-name="T51">grado de interés, iniciativa o esfuerzo</text:span> con que el funcionario desempeña su trabajo y el rendimiento o resultados obtenidos.</text:p>
        <text:p text:style-name="P11">d) Los <text:span text:style-name="T29">servicios extraordinarios</text:span> prestados fuera de la jornada normal de trabajo.</text:p>
      </text:section>
      <text:p text:style-name="P15"><text:span text:style-name="T3"/></text:p>
      <text:section text:style-name="Sect1" text:name="a25">
        <text:h text:style-name="P5" text:outline-level="5">Artículo 25. Retribuciones de los <text:span text:style-name="T26">funcionarios interinos</text:span>.</text:h>
        <text:p text:style-name="P11">1. Los funcionarios interinos percibirán las retribuciones básicas y las pagas extraordinarias correspondientes al Subgrupo o Grupo de adscripción, en el supuesto de que éste no tenga Subgrupo. Percibirán asimismo las retribuciones complementarias a que se refieren los apartados b), c) y d) del artículo 24 y las correspondientes a la categoría de entrada en el cuerpo o escala en el que se le nombre.</text:p>
        <text:p text:style-name="P11">2. Se reconocerán los trienios correspondientes a los servicios prestados antes de la entrada en vigor del presente Estatuto que tendrán efectos retributivos únicamente a partir de la entrada en vigor del mismo.</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26">
        <text:p text:style-name="P17">[Bloque 42: #a26]</text:p>
        <text:h text:style-name="P5" text:outline-level="5">Artículo 26. Retribuciones de los <text:span text:style-name="T49">funcionarios en prácticas</text:span>.</text:h>
        <text:p text:style-name="P11">Las Administraciones Públicas <text:span text:style-name="T14">determinarán las retribuciones</text:span> de los funcionarios en prácticas que, como mínimo, se corresponderán a las del sueldo del Subgrupo o Grupo, en el supuesto de que éste no tenga Subgrupo, en que aspiren a ingresar.</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27">
        <text:p text:style-name="P17">[Bloque 43: #a27]</text:p>
        <text:h text:style-name="P5" text:outline-level="5">Artículo 27. Retribuciones del <text:span text:style-name="T12">personal laboral</text:span>.</text:h>
        <text:p text:style-name="P11">Las retribuciones del personal laboral se determinarán de acuerdo con la legislación laboral, el convenio colectivo que sea aplicable y el contrato de trabajo, respetando en todo caso lo establecido en el artículo 21 del presente Estatuto.</text:p>
      </text:section>
      <text:p text:style-name="P15"><text:span text:style-name="T3"/></text:p>
      <text:section text:style-name="Sect1" text:name="a28">
        <text:h text:style-name="P5" text:outline-level="5">Artículo 28. Indemnizaciones.</text:h>
        <text:p text:style-name="P11">Los funcionarios percibirán las indemnizaciones correspondientes por razón del servicio.</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text:soft-page-break/></text:p>
      <text:section text:style-name="Sect1" text:name="a29">
        <text:p text:style-name="P17">[Bloque 45: #a29]</text:p>
        <text:h text:style-name="P5" text:outline-level="5">Artículo 29. Retribuciones diferidas.</text:h>
        <text:p text:style-name="P11">Las Administraciones Públicas podrán destinar cantidades hasta el porcentaje de la masa salarial que se fije en las correspondientes Leyes de Presupuestos Generales del Estado a financiar aportaciones a planes de pensiones de empleo o contratos de seguro colectivos que incluyan la cobertura de la contingencia de jubilación, para el personal incluido en sus ámbitos, de acuerdo con lo establecido en la normativa reguladora de los Planes de Pensiones.</text:p>
        <text:p text:style-name="P11">Las cantidades destinadas a financiar aportaciones a planes de pensiones o contratos de seguros tendrán a todos los efectos la consideración de retribución diferida.</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30">
        <text:p text:style-name="P17">[Bloque 46: #a30]</text:p>
        <text:h text:style-name="P5" text:outline-level="5">Artículo 30. Deducción de retribuciones.</text:h>
        <text:p text:style-name="P11">1. Sin perjuicio de la sanción disciplinaria que pueda corresponder, la parte de jornada no realizada dará lugar a la deducción proporcional de haberes, que no tendrá carácter sancionador.</text:p>
        <text:p text:style-name="P11">2. Quienes ejerciten el derecho de huelga no devengarán ni percibirán las retribuciones correspondientes al tiempo en que hayan permanecido en esa situación sin que la deducción de haberes que se efectúe tenga carácter de sanción, ni afecte al régimen respectivo de sus prestaciones sociales.</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civ">
        <text:p text:style-name="P17">[Bloque 47: #civ]</text:p>
        <text:h text:style-name="P4" text:outline-level="4">CAPÍTULO IV</text:h>
        <text:h text:style-name="P1" text:outline-level="4">Derecho a la negociación colectiva, representación y participación institucional. Derecho de reunión</text:h>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31">
        <text:p text:style-name="P17">[Bloque 48: #a31]</text:p>
        <text:h text:style-name="P5" text:outline-level="5">Artículo 31. Principios generales.</text:h>
        <text:p text:style-name="P11">1. Los empleados públicos tienen derecho a la negociación colectiva, representación y participación institucional para la determinación de sus condiciones de trabajo.</text:p>
        <text:p text:style-name="P11"><text:soft-page-break/>2. Por negociación colectiva, a los efectos de esta ley, se entiende el derecho a negociar la determinación de condiciones de trabajo de los empleados de la Administración Pública.</text:p>
        <text:p text:style-name="P11">3. Por representación, a los efectos de esta ley, se entiende la facultad de elegir representantes y constituir órganos unitarios a través de los cuales se instrumente la interlocución entre las Administraciones Públicas y sus empleados.</text:p>
        <text:p text:style-name="P11">4. Por participación institucional, a los efectos de esta ley, se entiende el derecho a participar, a través de las organizaciones sindicales, en los órganos de control y seguimiento de las entidades u organismos que legalmente se determine.</text:p>
        <text:p text:style-name="P11">5. El ejercicio de los derechos establecidos en este artículo se garantiza y se lleva a cabo a través de los órganos y sistemas específicos regulados en el presente capítulo, sin perjuicio de otras formas de colaboración entre las Administraciones Públicas y sus empleados públicos o los representantes de éstos.</text:p>
        <text:p text:style-name="P11">6. Las organizaciones sindicales más representativas en el ámbito de la Función Pública están legitimadas para la interposición de recursos en vía administrativa y jurisdiccional contra las resoluciones de los órganos de selección.</text:p>
        <text:p text:style-name="P11">7. El ejercicio de los derechos establecidos en este capítulo deberá respetar en todo caso el contenido del presente Estatuto y las leyes de desarrollo previstas en el mismo.</text:p>
        <text:p text:style-name="P11">8. Los procedimientos para determinar condiciones de trabajo en las Administraciones Públicas tendrán en cuenta las previsiones establecidas en los convenios y acuerdos de carácter internacional ratificados por España.</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32">
        <text:p text:style-name="P17">[Bloque 49: #a32]</text:p>
        <text:h text:style-name="P5" text:outline-level="5">Artículo 32. Negociación colectiva, representación y participación del personal laboral.</text:h>
        <text:p text:style-name="P11">1. La negociación colectiva, representación y participación de los empleados públicos con contrato laboral se regirá por la legislación laboral, sin perjuicio de los preceptos de este capítulo que expresamente les son de aplicación.</text:p>
        <text:p text:style-name="P11">2. Se garantiza el cumplimiento de los convenios colectivos y acuerdos que afecten al personal laboral, salvo cuando excepcionalmente y por causa grave <text:soft-page-break/>de interés público derivada de una alteración sustancial de las circunstancias económicas, los órganos de gobierno de las Administraciones Públicas suspendan o modifiquen el cumplimiento de convenios colectivos o acuerdos ya firmados en la medida estrictamente necesaria para salvaguardar el interés público.</text:p>
        <text:p text:style-name="P11">En este supuesto, las Administraciones Públicas deberán informar a las organizaciones sindicales de las causas de la suspensión o modificación.</text:p>
        <text:p text:style-name="P11">A los efectos de los previsto en este apartado, se entenderá, entre otras, que concurre causa grave de interés público derivada de la alteración sustancial de las circunstancias económicas cuando las Administraciones Públicas deban adoptar medidas o planes de ajuste, de reequilibrio de las cuentas públicas o de carácter económico financiero para asegurar la estabilidad presupuestaria o la corrección del déficit público.</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33">
        <text:p text:style-name="P17">[Bloque 50: #a33]</text:p>
        <text:h text:style-name="P5" text:outline-level="5">Artículo 33. Negociación colectiva.</text:h>
        <text:p text:style-name="P11">1. La negociación colectiva de condiciones de trabajo de los funcionarios públicos que estará sujeta a los principios de legalidad, cobertura presupuestaria, obligatoriedad, buena fe negocial, publicidad y transparencia, se efectuará mediante el ejercicio de la capacidad representativa reconocida a las organizaciones sindicales en los artículos 6.3.c); 7.1 y 7.2 de la Ley Orgánica 11/1985, de 2 de agosto, de Libertad Sindical, y lo previsto en este capítulo.</text:p>
        <text:p text:style-name="P11">A este efecto, se constituirán Mesas de Negociación en las que estarán legitimados para estar presentes, por una parte, los representantes de la Administración Pública correspondiente, y por otra, las organizaciones sindicales más representativas a nivel estatal, las organizaciones sindicales más representativas de comunidad autónoma, así como los sindicatos que hayan obtenido el 10 por 100 o más de los representantes en las elecciones para Delegados y Juntas de Personal, en las unidades electorales comprendidas en el ámbito específico de su constitución.</text:p>
        <text:p text:style-name="P11">2. Las Administraciones Públicas podrán encargar el desarrollo de las actividades de negociación colectiva a órganos creados por ellas, de naturaleza estrictamente técnica, que ostentarán su representación en la negociación colectiva previas las instrucciones políticas correspondientes y sin perjuicio de la ratificación de los acuerdos alcanzados por los órganos de gobierno o administrativos con competencia para ello.</text:p>
      </text:section>
      <text:p text:style-name="P22"><text:soft-page-break/><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34">
        <text:p text:style-name="P17">[Bloque 51: #a34]</text:p>
        <text:h text:style-name="P5" text:outline-level="5">Artículo 34. Mesas de Negociación.</text:h>
        <text:p text:style-name="P11">1. A los efectos de la negociación colectiva de los funcionarios públicos, se constituirá una Mesa General de Negociación en el ámbito de la Administración General del Estado, así como en cada una de las Comunidades Autónomas, ciudades de Ceuta y Melilla y Entidades Locales.</text:p>
        <text:p text:style-name="P11">2. Se reconoce la legitimación negocial de las asociaciones de municipios, así como la de las Entidades Locales de ámbito supramunicipal. A tales efectos, los municipios podrán adherirse con carácter previo o de manera sucesiva a la negociación colectiva que se lleve a cabo en el ámbito correspondiente.</text:p>
        <text:p text:style-name="P11">Asimismo, una Administración o Entidad Pública podrá adherirse a los acuerdos alcanzados dentro del territorio de cada comunidad autónoma, o a los acuerdos alcanzados en un ámbito supramunicipal.</text:p>
        <text:p text:style-name="P11">3. Son competencias propias de las Mesas Generales la negociación de las materias relacionadas con condiciones de trabajo comunes a los funcionarios de su ámbito.</text:p>
        <text:p text:style-name="P11">4. Dependiendo de las Mesas Generales de Negociación y por acuerdo de las mismas podrán constituirse Mesas Sectoriales, en atención a las condiciones específicas de trabajo de las organizaciones administrativas afectadas o a las peculiaridades de sectores concretos de funcionarios públicos y a su número.</text:p>
        <text:p text:style-name="P11">5. La competencia de las Mesas Sectoriales se extenderá a los temas comunes a los funcionarios del sector que no hayan sido objeto de decisión por parte de la Mesa General respectiva o a los que ésta explícitamente les reenvíe o delegue.</text:p>
        <text:p text:style-name="P11">6. El proceso de negociación se abrirá, en cada Mesa, en la fecha que, de común acuerdo, fijen la Administración correspondiente y la mayoría de la representación sindical. A falta de acuerdo, el proceso se iniciará en el plazo máximo de un mes desde que la mayoría de una de las partes legitimadas lo promueva, salvo que existan causas legales o pactadas que lo impidan.</text:p>
        <text:p text:style-name="P11">7. Ambas partes estarán obligadas a negociar bajo el principio de la buena fe y proporcionarse mutuamente la información que precisen relativa a la negociación.</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35">
        <text:p text:style-name="P17"><text:soft-page-break/>[Bloque 52: #a35]</text:p>
        <text:h text:style-name="P5" text:outline-level="5">Artículo 35. Constitución y composición de las Mesas de Negociación.</text:h>
        <text:p text:style-name="P11">1. Las Mesas a que se refieren los artículos 34, 36.3 y disposición adicional duodécima de este Estatuto quedarán válidamente constituidas cuando, además de la representación de la Administración correspondiente, y sin perjuicio del derecho de todas las organizaciones sindicales legitimadas a participar en ellas en proporción a su representatividad, tales organizaciones sindicales representen, como mínimo, la mayoría absoluta de los miembros de los órganos unitarios de representación en el ámbito de que se trate.</text:p>
        <text:p text:style-name="P11">2. Las variaciones en la representatividad sindical, a efectos de modificación en la composición de las Mesas de Negociación, serán acreditadas por las organizaciones sindicales interesadas, mediante el correspondiente certificado de la Oficina Pública de Registro competente, cada dos años a partir de la fecha inicial de constitución de las citadas Mesas.</text:p>
        <text:p text:style-name="P11">3. La designación de los componentes de las Mesas corresponderá a las partes negociadoras que podrán contar con la asistencia en las deliberaciones de asesores, que intervendrán con voz, pero sin voto.</text:p>
        <text:p text:style-name="P11">4. En las normas de desarrollo del presente Estatuto se establecerá la composición numérica de las Mesas correspondientes a sus ámbitos, sin que ninguna de las partes pueda superar el número de quince miembros.</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36">
        <text:p text:style-name="P17">[Bloque 53: #a36]</text:p>
        <text:p text:style-name="P13">Jurisprudencia</text:p>
        <text:h text:style-name="P5" text:outline-level="5">Artículo 36. Mesas Generales de Negociación.</text:h>
        <text:p text:style-name="P11">1. Se constituye una Mesa General de Negociación de las Administraciones Públicas. La representación de éstas será unitaria, estará presidida por la Administración General del Estado y contará con representantes de las Comunidades Autónomas, de las ciudades de Ceuta y Melilla y de la Federación Española de Municipios y Provincias, en función de las materias a negociar.</text:p>
        <text:p text:style-name="P11">La representación de las organizaciones sindicales legitimadas para estar presentes de acuerdo con lo dispuesto en los artículos 6 y 7 de la Ley Orgánica 11/1985, de 2 de agosto, de Libertad Sindical, se distribuirá en función de los resultados obtenidos en las elecciones a los órganos de representación del personal, Delegados de Personal, Juntas de Personal y Comités de Empresa, en el conjunto de las Administraciones Públicas.</text:p>
        <text:p text:style-name="P11"><text:soft-page-break/>2. Serán materias objeto de negociación en esta Mesa las relacionadas en el artículo 37 de este Estatuto que resulten susceptibles de regulación estatal con carácter de norma básica, sin perjuicio de los acuerdos a que puedan llegar las comunidades autónomas en su correspondiente ámbito territorial en virtud de sus competencias exclusivas y compartidas en materia de Función Pública.</text:p>
        <text:p text:style-name="P11">Será específicamente objeto de negociación en el ámbito de la Mesa General de Negociación de las Administraciones Públicas el incremento global de las retribuciones del personal al servicio de las Administraciones Públicas que corresponda incluir en el Proyecto de Ley de Presupuestos Generales del Estado de cada año.</text:p>
        <text:p text:style-name="P11">3. Para la negociación de todas aquellas materias y condiciones de trabajo comunes al personal funcionario, estatutario y laboral de cada Administración Pública, se constituirá en la Administración General del Estado, en cada una de las comunidades autónomas, ciudades de Ceuta y Melilla y entidades locales una Mesa General de Negociación.</text:p>
        <text:p text:style-name="P11">Son de aplicación a estas Mesas Generales los criterios establecidos en el apartado anterior sobre representación de las organizaciones sindicales en la Mesa General de Negociación de las Administraciones Públicas, tomando en consideración en cada caso los resultados obtenidos en las elecciones a los órganos de representación del personal funcionario y laboral del correspondiente ámbito de representación.</text:p>
        <text:p text:style-name="P11">Además, también estarán presentes en estas Mesas Generales, las organizaciones sindicales que formen parte de la Mesa General de Negociación de las Administraciones Públicas siempre que hubieran obtenido el 10 por 100 de los representantes a personal funcionario o personal laboral en el ámbito correspondiente a la Mesa de que se trate.</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37">
        <text:p text:style-name="P17">[Bloque 54: #a37]</text:p>
        <text:p text:style-name="P13">Jurisprudencia</text:p>
        <text:h text:style-name="P5" text:outline-level="5">Artículo 37. Materias objeto de negociación.</text:h>
        <text:p text:style-name="P11">1. Serán objeto de negociación, en su ámbito respectivo y en relación con las competencias de cada Administración Pública y con el alcance que legalmente proceda en cada caso, las materias siguientes:</text:p>
        <text:p text:style-name="P11">a) La aplicación del incremento de las retribuciones del personal al servicio de las Administraciones Públicas que se establezca en la Ley de Presupuestos Generales del Estado y de las comunidades autónomas.</text:p>
        <text:p text:style-name="P11"><text:soft-page-break/>b) La determinación y aplicación de las retribuciones complementarias de los funcionarios.</text:p>
        <text:p text:style-name="P11">c) Las normas que fijen los criterios generales en materia de acceso, carrera, provisión, sistemas de clasificación de puestos de trabajo, y planes e instrumentos de planificación de recursos humanos.</text:p>
        <text:p text:style-name="P11">d) Las normas que fijen los criterios y mecanismos generales en materia de evaluación del desempeño.</text:p>
        <text:p text:style-name="P11">e) Los planes de Previsión Social Complementaria.</text:p>
        <text:p text:style-name="P11">f) Los criterios generales de los planes y fondos para la formación y la promoción interna.</text:p>
        <text:p text:style-name="P11">g) Los criterios generales para la determinación de prestaciones sociales y pensiones de clases pasivas.</text:p>
        <text:p text:style-name="P11">h) Las propuestas sobre derechos sindicales y de participación.</text:p>
        <text:p text:style-name="P11">i) Los criterios generales de acción social.</text:p>
        <text:p text:style-name="P11">j) Las que así se establezcan en la normativa de prevención de riesgos laborales.</text:p>
        <text:p text:style-name="P11">k) Las que afecten a las condiciones de trabajo y a las retribuciones de los funcionarios, cuya regulación exija norma con rango de ley.</text:p>
        <text:p text:style-name="P11">l) Los criterios generales sobre ofertas de empleo público.</text:p>
        <text:p text:style-name="P11">m) Las referidas a calendario laboral, horarios, jornadas, vacaciones, permisos, movilidad funcional y geográfica, así como los criterios generales sobre la planificación estratégica de los recursos humanos, en aquellos aspectos que afecten a condiciones de trabajo de los empleados públicos.</text:p>
        <text:p text:style-name="P11">2. Quedan excluidas de la obligatoriedad de la negociación, las materias siguientes:</text:p>
        <text:p text:style-name="P11">a) Las decisiones de las Administraciones Públicas que afecten a sus potestades de organización.</text:p>
        <text:p text:style-name="P11">Cuando las consecuencias de las decisiones de las Administraciones Públicas que afecten a sus potestades de organización tengan repercusión sobre condiciones de trabajo de los funcionarios públicos contempladas en el <text:soft-page-break/>apartado anterior, procederá la negociación de dichas condiciones con las organizaciones sindicales a que se refiere este Estatuto.</text:p>
        <text:p text:style-name="P11">b) La regulación del ejercicio de los derechos de los ciudadanos y de los usuarios de los servicios públicos, así como el procedimiento de formación de los actos y disposiciones administrativas.</text:p>
        <text:p text:style-name="P11">c) La determinación de condiciones de trabajo del personal directivo.</text:p>
        <text:p text:style-name="P11">d) Los poderes de dirección y control propios de la relación jerárquica.</text:p>
        <text:p text:style-name="P11">e) La regulación y determinación concreta, en cada caso, de los sistemas, criterios, órganos y procedimientos de acceso al empleo público y la promoción profesional.</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38">
        <text:p text:style-name="P17">[Bloque 55: #a38]</text:p>
        <text:h text:style-name="P5" text:outline-level="5">Artículo 38. Pactos y Acuerdos.</text:h>
        <text:p text:style-name="P11">1. En el seno de las Mesas de Negociación correspondientes, los representantes de las Administraciones Públicas podrán concertar Pactos y Acuerdos con la representación de las organizaciones sindicales legitimadas a tales efectos, para la determinación de condiciones de trabajo de los funcionarios de dichas Administraciones.</text:p>
        <text:p text:style-name="P11">2. Los Pactos se celebrarán sobre materias que se correspondan estrictamente con el ámbito competencial del órgano administrativo que lo suscriba y se aplicarán directamente al personal del ámbito correspondiente.</text:p>
        <text:p text:style-name="P11">3. Los Acuerdos versarán sobre materias competencia de los órganos de gobierno de las Administraciones Públicas. Para su validez y eficacia será necesaria su aprobación expresa y formal por estos órganos. Cuando tales Acuerdos hayan sido ratificados y afecten a temas que pueden ser decididos de forma definitiva por los órganos de gobierno, el contenido de los mismos será directamente aplicable al personal incluido en su ámbito de aplicación, sin perjuicio de que a efectos formales se requiera la modificación o derogación, en su caso, de la normativa reglamentaria correspondiente.</text:p>
        <text:p text:style-name="P11">Si los Acuerdos ratificados tratan sobre materias sometidas a reserva de ley que, en consecuencia, sólo pueden ser determinadas definitivamente por las Cortes Generales o las asambleas legislativas de las comunidades autónomas, su contenido carecerá de eficacia directa. No obstante, en este supuesto, el órgano de gobierno respectivo que tenga iniciativa legislativa procederá a la elaboración, aprobación y remisión a las Cortes Generales o asambleas <text:soft-page-break/>legislativas de las comunidades autónomas del correspondiente proyecto de ley conforme al contenido del Acuerdo y en el plazo que se hubiera acordado.</text:p>
        <text:p text:style-name="P11">Cuando exista falta de ratificación de un Acuerdo o, en su caso, una negativa expresa a incorporar lo acordado en el proyecto de ley correspondiente, se deberá iniciar la renegociación de las materias tratadas en el plazo de un mes, si así lo solicitara al menos la mayoría de una de las partes.</text:p>
        <text:p text:style-name="P11">4. Los Pactos y Acuerdos deberán determinar las partes que los conciertan, el ámbito personal, funcional, territorial y temporal, así como la forma, plazo de preaviso y condiciones de denuncia de los mismos.</text:p>
        <text:p text:style-name="P11">5. Se establecerán Comisiones Paritarias de seguimiento de los Pactos y Acuerdos con la composición y funciones que las partes determinen.</text:p>
        <text:p text:style-name="P11">6. Los Pactos celebrados y los Acuerdos, una vez ratificados, deberán ser remitidos a la Oficina Pública que cada Administración competente determine y la Autoridad respectiva ordenará su publicación en el Boletín Oficial que corresponda en función del ámbito territorial.</text:p>
        <text:p text:style-name="P11">7. En el supuesto de que no se produzca acuerdo en la negociación o en la renegociación prevista en el último párrafo del apartado 3 del presente artículo y una vez agotados, en su caso, los procedimientos de solución extrajudicial de conflictos, corresponderá a los órganos de gobierno de las Administraciones Públicas establecer las condiciones de trabajo de los funcionarios con las excepciones contempladas en los apartados 11, 12 y 13 del presente artículo.</text:p>
        <text:p text:style-name="P11">8. Los Pactos y Acuerdos que, de conformidad con lo establecido en el artículo 37, contengan materias y condiciones generales de trabajo comunes al personal funcionario y laboral, tendrán la consideración y efectos previstos en este artículo para los funcionarios y en el artículo 83 del Estatuto de los Trabajadores para el personal laboral.</text:p>
        <text:p text:style-name="P11">9. Los Pactos y Acuerdos en sus respectivos ámbitos y en relación con las competencias de cada Administración Pública, podrán establecer la estructura de la negociación colectiva así como fijar las reglas que han de resolver los conflictos de concurrencia entre las negociaciones de distinto ámbito y los criterios de primacía y complementariedad entre las diferentes unidades negociadoras.</text:p>
        <text:p text:style-name="P11">10. Se garantiza el cumplimiento de los Pactos y Acuerdos, salvo cuando excepcionalmente y por causa grave de interés público derivada de una alteración sustancial de las circunstancias económicas, los órganos de gobierno de las Administraciones Públicas suspendan o modifiquen el cumplimiento de <text:soft-page-break/>Pactos y Acuerdos ya firmados, en la medida estrictamente necesaria para salvaguardar el interés público.</text:p>
        <text:p text:style-name="P11">En este supuesto, las Administraciones Públicas deberán informar a las organizaciones sindicales de las causas de la suspensión o modificación.</text:p>
        <text:p text:style-name="P11">A los efectos de los previsto en este apartado, se entenderá, entre otras, que concurre causa grave de interés público derivada de la alteración sustancial de las circunstancias económicas cuando las Administraciones Públicas deban adoptar medidas o planes de ajuste, de reequilibrio de las cuentas públicas o de carácter económico financiero para asegurar la estabilidad presupuestaria o la corrección del déficit público.</text:p>
        <text:p text:style-name="P11">11. Salvo acuerdo en contrario, los Pactos y Acuerdos se prorrogarán de año en año si no mediara denuncia expresa de una de las partes.</text:p>
        <text:p text:style-name="P11">12. La vigencia del contenido de los Pactos y Acuerdos una vez concluida su duración, se producirá en los términos que los mismos hubieren establecido.</text:p>
        <text:p text:style-name="P11">13. Los Pactos y Acuerdos que sucedan a otros anteriores los derogan en su integridad, salvo los aspectos que expresamente se acuerde mantener.</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39">
        <text:p text:style-name="P17">[Bloque 56: #a39]</text:p>
        <text:h text:style-name="P5" text:outline-level="5">Artículo 39. <text:span text:style-name="T12">Órganos de representación</text:span>.</text:h>
        <text:p text:style-name="P11">1. Los órganos específicos de representación de los funcionarios son los <text:span text:style-name="T14">Delegados de Personal</text:span> y las <text:span text:style-name="T29">Juntas de Personal</text:span>.</text:p>
        <text:p text:style-name="P11">2. En las unidades electorales donde el número de funcionarios sea igual o <text:span text:style-name="T26">superior a 6 e inferior a 50</text:span>, su representación corresponderá a los <text:span text:style-name="T29">Delegados de Personal</text:span>. <text:span text:style-name="T12">Hasta 30</text:span> funcionarios se elegirá <text:span text:style-name="T14">un Delegado</text:span>, y de <text:span text:style-name="T24">31 a 49 se elegirán </text:span><text:span text:style-name="T20">tres</text:span>, que ejercerán su representación conjunta y mancomunadamente.</text:p>
        <text:p text:style-name="P11">3. Las <text:span text:style-name="T33">Juntas de Personal</text:span> se constituirán en unidades electorales que cuenten con un censo <text:span text:style-name="T51">mínimo de 50 funcionarios</text:span>.</text:p>
        <text:p text:style-name="P11">4. El establecimiento de las unidades electorales se regulará por el Estado y por cada Comunidad Autónoma dentro del ámbito de sus competencias legislativas. Previo acuerdo con las Organizaciones Sindicales legitimadas en los artículos 6 y 7 de la Ley Orgánica 11/1985, de 2 de agosto, de Libertad Sindical, los órganos de gobierno de las Administraciones Públicas podrán modificar o establecer unidades electorales en razón del número y <text:soft-page-break/>peculiaridades de sus colectivos, adecuando la configuración de las mismas a las estructuras administrativas o a los ámbitos de negociación constituidos o que se constituyan.</text:p>
        <text:p text:style-name="P11">5. Cada Junta de Personal se compone de un número de representantes, en función del número de funcionarios de la Unidad electoral correspondiente, de acuerdo con la siguiente escala, en coherencia con lo establecido en el Estatuto de los Trabajadores:</text:p>
        <text:p text:style-name="P11">De 50 a 100 funcionarios: 5.</text:p>
        <text:p text:style-name="P11">De 101 a 250 funcionarios: 9.</text:p>
        <text:p text:style-name="P11">De 251 a 500 funcionarios: 13.</text:p>
        <text:p text:style-name="P11">De 501 a 750 funcionarios: 17.</text:p>
        <text:p text:style-name="P11">De 751 a 1.000 funcionarios: 21.</text:p>
        <text:p text:style-name="P11">De 1.001 en adelante, dos por cada 1.000 o fracción, con el máximo de 75.</text:p>
        <text:p text:style-name="P11">6. Las Juntas de Personal elegirán de entre sus miembros un Presidente y un Secretario y elaborarán su propio reglamento de procedimiento, que no podrá contravenir lo dispuesto en el presente Estatuto y legislación de desarrollo, remitiendo copia del mismo y de sus modificaciones al órgano u órganos competentes en materia de personal que cada Administración determine. El reglamento y sus modificaciones deberán ser aprobados por los votos favorables de, al menos, dos tercios de sus miembros.</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40">
        <text:p text:style-name="P17">[Bloque 57: #a40]</text:p>
        <text:h text:style-name="P5" text:outline-level="5">Artículo 40. Funciones y legitimación de los órganos de representación.</text:h>
        <text:p text:style-name="P11">1. Las Juntas de Personal y los Delegados de Personal, en su caso, tendrán las siguientes funciones, en sus respectivos ámbitos:</text:p>
        <text:p text:style-name="P11">a) Recibir información, sobre la política de personal, así como sobre los datos referentes a la evolución de las retribuciones, evolución probable del empleo en el ámbito correspondiente y programas de mejora del rendimiento.</text:p>
        <text:p text:style-name="P11">b) Emitir informe, a solicitud de la Administración Pública correspondiente, sobre el traslado total o parcial de las instalaciones e implantación o revisión de sus sistemas de organización y métodos de trabajo.</text:p>
        <text:p text:style-name="P11"><text:soft-page-break/>c) Ser informados de todas las sanciones impuestas por faltas muy graves.</text:p>
        <text:p text:style-name="P11">d) Tener conocimiento y ser oídos en el establecimiento de la jornada laboral y horario de trabajo, así como en el régimen de vacaciones y permisos.</text:p>
        <text:p text:style-name="P11">e) Vigilar el cumplimiento de las normas vigentes en materia de condiciones de trabajo, prevención de riesgos laborales, Seguridad Social y empleo y ejercer, en su caso, las acciones legales oportunas ante los organismos competentes.</text:p>
        <text:p text:style-name="P11">f) Colaborar con la Administración correspondiente para conseguir el establecimiento de cuantas medidas procuren el mantenimiento e incremento de la productividad.</text:p>
        <text:p text:style-name="P11">2. Las Juntas de Personal, colegiadamente, por decisión mayoritaria de sus miembros y, en su caso, los Delegados de Personal, mancomunadamente, estarán legitimados para iniciar, como interesados, los correspondientes procedimientos administrativos y ejercitar las acciones en vía administrativa o judicial en todo lo relativo al ámbito de sus funciones.</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41">
        <text:p text:style-name="P17">[Bloque 58: #a41]</text:p>
        <text:h text:style-name="P5" text:outline-level="5">Artículo 41. Garantías de la función representativa del personal.</text:h>
        <text:p text:style-name="P11">1. Los miembros de las Juntas de Personal y los Delegados de Personal, en su caso, como representantes legales de los funcionarios, dispondrán en el ejercicio de su función representativa de las siguientes garantías y derechos:</text:p>
        <text:p text:style-name="P11">a) El acceso y libre circulación por las dependencias de su unidad electoral, sin que se entorpezca el normal funcionamiento de las correspondientes unidades administrativas, dentro de los horarios habituales de trabajo y con excepción de las zonas que se reserven de conformidad con lo dispuesto en la legislación vigente.</text:p>
        <text:p text:style-name="P11">b) La distribución libre de las publicaciones que se refieran a cuestiones profesionales y sindicales.</text:p>
        <text:p text:style-name="P11">c) La audiencia en los expedientes disciplinarios a que pudieran ser sometidos sus miembros durante el tiempo de su mandato y durante el año inmediatamente posterior, sin perjuicio de la audiencia al interesado regulada en el procedimiento sancionador.</text:p>
        <text:p text:style-name="P11">d) <text:span text:style-name="T40">Un crédito de horas mensuales</text:span> dentro de la jornada de trabajo y retribuidas como de trabajo efectivo, de acuerdo con la siguiente escala:</text:p>
        <text:p text:style-name="P11"><text:soft-page-break/>Hasta 100 funcionarios: 15.</text:p>
        <text:p text:style-name="P11">De 101 a 250 funcionarios: 20.</text:p>
        <text:p text:style-name="P11">De 251 a 500 funcionarios: 30.</text:p>
        <text:p text:style-name="P11">De 501 a 750 funcionarios: 35.</text:p>
        <text:p text:style-name="P11">De 751 en adelante: 40.</text:p>
        <text:p text:style-name="P11">Los miembros de la Junta de Personal y Delegados de Personal de la misma candidatura que así lo manifiesten podrán proceder, previa comunicación al órgano que ostente la Jefatura de Personal ante la que aquélla ejerza su representación, a la acumulación de los créditos horarios.</text:p>
        <text:p text:style-name="P11">e) No ser trasladados ni sancionados por causas relacionadas con el ejercicio de su mandato representativo, ni durante la vigencia del mismo, ni en el año siguiente a su extinción, exceptuando la extinción que tenga lugar por revocación o dimisión.</text:p>
        <text:p text:style-name="P11">2. Los miembros de las Juntas de Personal y los Delegados de Personal no podrán ser discriminados en su formación ni en su promoción económica o profesional por razón del desempeño de su representación.</text:p>
        <text:p text:style-name="P11">3. Cada uno de los miembros de la Junta de Personal y ésta como órgano colegiado, así como los Delegados de Personal, en su caso, observarán sigilo profesional en todo lo referente a los asuntos en que la Administración señale expresamente el carácter reservado, aún después de expirar su mandato. En todo caso, ningún documento reservado entregado por la Administración podrá ser utilizado fuera del estricto ámbito de la Administración para fines distintos de los que motivaron su entrega.</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42">
        <text:p text:style-name="P17">[Bloque 59: #a42]</text:p>
        <text:h text:style-name="P5" text:outline-level="5">Artículo 42. Duración de la representación.</text:h>
        <text:p text:style-name="P11">El mandato de los miembros de las Juntas de Personal y de los Delegados de Personal, en su caso, será de cuatro años, pudiendo ser reelegidos. El mandato se entenderá prorrogado si, a su término, no se hubiesen promovido nuevas elecciones, sin que los representantes con mandato prorrogado se contabilicen a efectos de determinar la capacidad representativa de los Sindicatos.</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43">
        <text:p text:style-name="P17"><text:soft-page-break/>[Bloque 60: #a43]</text:p>
        <text:h text:style-name="P5" text:outline-level="5">Artículo 43. Promoción de elecciones a Delegados y Juntas de Personal.</text:h>
        <text:p text:style-name="P11">1. Podrán promover la celebración de elecciones a Delegados y Juntas de Personal, conforme a lo previsto en el presente Estatuto y en los artículos 6 y 7 de la Ley Orgánica 11/1985, de 2 de agosto, de Libertad Sindical:</text:p>
        <text:p text:style-name="P11">a) Los Sindicatos más representativos a nivel estatal.</text:p>
        <text:p text:style-name="P11">b) Los sindicatos más representativos a nivel de comunidad autónoma, cuando la unidad electoral afectada esté ubicada en su ámbito geográfico.</text:p>
        <text:p text:style-name="P11">c) Los sindicatos que, sin ser más representativos, hayan conseguido al menos el 10 por 100 de los representantes a los que se refiere este Estatuto en el conjunto de las Administraciones Públicas.</text:p>
        <text:p text:style-name="P11">d) Los sindicatos que hayan obtenido al menos un porcentaje del 10 por 100 en la unidad electoral en la que se pretende promover las elecciones.</text:p>
        <text:p text:style-name="P11">e) Los funcionarios de la unidad electoral, por acuerdo mayoritario.</text:p>
        <text:p text:style-name="P11">2. Los legitimados para promover elecciones tendrán, a este efecto, derecho a que la Administración Pública correspondiente les suministre el censo de personal de las unidades electorales afectadas, distribuido por organismos o centros de trabajo.</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44">
        <text:p text:style-name="P17">[Bloque 61: #a44]</text:p>
        <text:h text:style-name="P5" text:outline-level="5">Artículo 44. Procedimiento electoral.</text:h>
        <text:p text:style-name="P11">El procedimiento para la elección de las Juntas de Personal y para la elección de Delegados de Personal se determinará reglamentariamente teniendo en cuenta los siguientes criterios generales:</text:p>
        <text:p text:style-name="P11">a) La elección se realizará mediante sufragio personal, directo, libre y secreto que podrá emitirse por correo o por otros medios telemáticos.</text:p>
        <text:p text:style-name="P11">b) Serán electores y elegibles los funcionarios que se encuentren en la situación de servicio activo. No tendrán la consideración de electores ni elegibles los funcionarios que ocupen puestos cuyo nombramiento se efectúe a través de real decreto o por decreto de los consejos de gobierno de las comunidades autónomas y de las ciudades de Ceuta y Melilla.</text:p>
        <text:p text:style-name="P11"><text:soft-page-break/>c) Podrán presentar candidaturas las organizaciones sindicales legalmente constituidas o las coaliciones de éstas, y los grupos de electores de una misma unidad electoral, siempre que el número de ellos sea equivalente, al menos, al triple de los miembros a elegir.</text:p>
        <text:p text:style-name="P11">d) Las Juntas de Personal se elegirán mediante listas cerradas a través de un sistema proporcional corregido, y los Delegados de Personal mediante listas abiertas y sistema mayoritario.</text:p>
        <text:p text:style-name="P11">e) Los órganos electorales serán las Mesas Electorales que se constituyan para la dirección y desarrollo del procedimiento electoral y las oficinas públicas permanentes para el cómputo y certificación de resultados reguladas en la normativa laboral.</text:p>
        <text:p text:style-name="P11">f) Las impugnaciones se tramitarán conforme a un procedimiento arbitral, excepto las reclamaciones contra las denegaciones de inscripción de actas electorales que podrán plantearse directamente ante la jurisdicción social.</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45">
        <text:p text:style-name="P17">[Bloque 62: #a45]</text:p>
        <text:h text:style-name="P5" text:outline-level="5">Artículo 45. Solución extrajudicial de conflictos colectivos.</text:h>
        <text:p text:style-name="P11">1. Con independencia de las atribuciones fijadas por las partes a las comisiones paritarias previstas en el artículo 38.5 para el conocimiento y resolución de los conflictos derivados de la aplicación e interpretación de los Pactos y Acuerdos, las Administraciones Públicas y las organizaciones sindicales a que se refiere el presente capítulo podrán acordar la creación, configuración y desarrollo de sistemas de solución extrajudicial de conflictos colectivos.</text:p>
        <text:p text:style-name="P11">2. Los conflictos a que se refiere el apartado anterior podrán ser los derivados de la negociación, aplicación e interpretación de los Pactos y Acuerdos sobre las materias señaladas en el artículo 37, excepto para aquellas en que exista reserva de ley.</text:p>
        <text:p text:style-name="P11">3. Los sistemas podrán estar integrados por procedimientos de mediación y arbitraje. La mediación será obligatoria cuando lo solicite una de las partes y las propuestas de solución que ofrezcan el mediador o mediadores podrán ser libremente aceptadas o rechazadas por las mismas.</text:p>
        <text:p text:style-name="P11">Mediante el procedimiento de arbitraje las partes podrán acordar voluntariamente encomendar a un tercero la resolución del conflicto planteado, comprometiéndose de antemano a aceptar el contenido de la misma.</text:p>
        <text:p text:style-name="P11"><text:soft-page-break/>4. El acuerdo logrado a través de la mediación o de la resolución de arbitraje tendrá la misma eficacia jurídica y tramitación de los Pactos y Acuerdos regulados en el presente Estatuto, siempre que quienes hubieran adoptado el acuerdo o suscrito el compromiso arbitral tuviesen la legitimación que les permita acordar, en el ámbito del conflicto, un Pacto o Acuerdo conforme a lo previsto en este Estatuto.</text:p>
        <text:p text:style-name="P11">Estos acuerdos serán susceptibles de impugnación. Específicamente cabrá recurso contra la resolución arbitral en el caso de que no se hubiesen observado en el desarrollo de la actuación arbitral los requisitos y formalidades establecidos al efecto o cuando la resolución hubiese versado sobre puntos no sometidos a su decisión, o que ésta contradiga la legalidad vigente.</text:p>
        <text:p text:style-name="P11">5. La utilización de estos sistemas se efectuará conforme a los procedimientos que reglamentariamente se determinen previo acuerdo con las organizaciones sindicales representativas.</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46">
        <text:p text:style-name="P17">[Bloque 63: #a46]</text:p>
        <text:h text:style-name="P5" text:outline-level="5">Artículo 46. Derecho de reunión.</text:h>
        <text:p text:style-name="P11">1. Están legitimados para convocar una reunión, además de las organizaciones sindicales, directamente o a través de los Delegados Sindicales:</text:p>
        <text:p text:style-name="P11">a) Los Delegados de Personal.</text:p>
        <text:p text:style-name="P11">b) Las Juntas de Personal.</text:p>
        <text:p text:style-name="P11">c) Los Comités de Empresa.</text:p>
        <text:p text:style-name="P11">d) Los empleados públicos de las Administraciones respectivas en número no inferior al 40 por 100 del colectivo convocado.</text:p>
        <text:p text:style-name="P11">2. Las reuniones en el centro de trabajo se autorizarán fuera de las horas de trabajo, salvo acuerdo entre el órgano competente en materia de personal y quienes estén legitimados para convocarlas.</text:p>
        <text:p text:style-name="P11">La celebración de la reunión no perjudicará la prestación de los servicios y los convocantes de la misma serán responsables de su normal desarrollo.</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cv">
        <text:p text:style-name="P17">[Bloque 64: #cv]</text:p>
        <text:h text:style-name="P4" text:outline-level="4"><text:soft-page-break/>CAPÍTULO V</text:h>
        <text:h text:style-name="P1" text:outline-level="4">Derecho a la jornada de trabajo, permisos y vacaciones</text:h>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47">
        <text:p text:style-name="P17">[Bloque 65: #a47]</text:p>
        <text:h text:style-name="P5" text:outline-level="5">Artículo 47. Jornada de trabajo de los funcionarios públicos.</text:h>
        <text:p text:style-name="P11">Las Administraciones Públicas establecerán la jornada general y las especiales de trabajo de sus funcionarios públicos. La jornada de trabajo podrá ser a tiempo completo o a tiempo parcial.</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4-2">
        <text:p text:style-name="P17">[Bloque 66: #a4-2]</text:p>
        <text:h text:style-name="P5" text:outline-level="5">Artículo 47 bis. Teletrabajo.</text:h>
        <text:p text:style-name="P11">1. Se considera teletrabajo aquella modalidad de prestación de servicios a distancia en la que el contenido competencial del puesto de trabajo puede desarrollarse, siempre que las necesidades del servicio lo permitan, fuera de las dependencias de la Administración, mediante el uso de tecnologías de la información y comunicación.</text:p>
        <text:p text:style-name="P11">2. La prestación del servicio mediante teletrabajo habrá de ser expresamente autorizada y será compatible con la modalidad presencial. En todo caso, tendrá carácter voluntario y reversible salvo en supuestos excepcionales debidamente justificados. Se realizará en los términos de las normas que se dicten en desarrollo de este Estatuto, que serán objeto de negociación colectiva en el ámbito correspondiente y contemplarán criterios objetivos en el acceso a esta modalidad de prestación de servicio.</text:p>
        <text:p text:style-name="P11">El teletrabajo deberá contribuir a una mejor organización del trabajo a través de la identificación de objetivos y la evaluación de su cumplimiento.</text:p>
        <text:p text:style-name="P11">3. El personal que preste sus servicios mediante teletrabajo tendrá los mismos deberes y derechos, individuales y colectivos, recogidos en el presente Estatuto que el resto del personal que preste sus servicios en modalidad presencial, incluyendo la normativa de prevención de riesgos laborales que resulte aplicable, salvo aquellos que sean inherentes a la realización de la prestación del servicio de manera presencial.</text:p>
        <text:p text:style-name="P11">4. La Administración proporcionará y mantendrá a las personas que trabajen en esta modalidad, los medios tecnológicos necesarios para su actividad.</text:p>
        <text:p text:style-name="P11"><text:soft-page-break/>5. El personal laboral al servicio de las Administraciones Públicas se regirá, en materia de teletrabajo, por lo previsto en el presente Estatuto y por sus normas de desarrollo.</text:p>
        <text:p text:style-name="P23"><text:span text:style-name="T4">Se añade por el art. 1 del Real Decreto-ley 29/2020, de 29 de septiembre. </text:span><text:a xlink:type="simple" xlink:href="https://www.boe.es/buscar/act.php?id=BOE-A-2020-11415#a1" office:target-frame-name="_blank" xlink:show="new" text:style-name="Internet_20_link" text:visited-style-name="Visited_20_Internet_20_Link"><text:span text:style-name="T5">Ref. BOE-A-2020-11415</text:span></text:a></text:p>
        <text:p text:style-name="P21">Texto añadido, publicado el 30/09/2020, en vigor a partir del 01/10/2020.</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48">
        <text:p text:style-name="P17">[Bloque 67: #a48]</text:p>
        <text:h text:style-name="P5" text:outline-level="5">Artículo 48. <text:span text:style-name="T24">Permisos</text:span> de los funcionarios públicos.</text:h>
        <text:p text:style-name="P11">Los funcionarios públicos tendrán los siguientes permisos:</text:p>
        <text:p text:style-name="P11">a) <text:span text:style-name="T14">Por fallecimiento, accidente o enfermedad graves, hospitalización o intervención quirúrgica sin hospitalización</text:span> que precise de reposo domiciliario, de un familiar dentro del <text:span text:style-name="T51">primer grado de consanguinidad o afinidad</text:span>, <text:span text:style-name="T26">tres días hábiles</text:span> cuando el suceso se produzca en la misma localidad, <text:span text:style-name="T12">y cinco días hábiles</text:span> cuando sea en distinta localidad.</text:p>
        <text:p text:style-name="P11">Cuando se trate del fallecimiento, accidente o enfermedad graves, hospitalización o intervención quirúrgica sin hospitalización que precise de reposo domiciliario, de un familiar dentro del <text:span text:style-name="T14">segundo grado de consanguinidad o afinidad</text:span>, el permiso será de <text:span text:style-name="T12">dos días hábile</text:span>s cuando se produzca en la misma localidad y de <text:span text:style-name="T26">cuatro días hábiles</text:span> cuando sea en distinta localidad.</text:p>
        <text:p text:style-name="P11">b) Por <text:span text:style-name="T29">traslado de domicilio</text:span> sin cambio de residencia, un día.</text:p>
        <text:p text:style-name="P11">c) Para realizar funciones sindicales o de representación del personal, en los términos que se determine.</text:p>
        <text:p text:style-name="P11">d) Para concurrir a <text:span text:style-name="T14">exámenes finales y demás pruebas definitivas de aptitud</text:span>, durante los días de su celebración.</text:p>
        <text:p text:style-name="P11">e) Por el tiempo indispensable para la realización de exámenes prenatales y técnicas de preparación al parto por las funcionarias embarazadas y, en los casos de adopción o acogimiento, o guarda con fines de adopción, para la asistencia a las preceptivas sesiones de información y preparación y para la realización de los preceptivos informes psicológicos y sociales previos a la declaración de idoneidad, que deban realizarse dentro de la jornada de trabajo.</text:p>
        <text:p text:style-name="P11">f) Por lactancia de un hijo menor de doce meses tendrán derecho a una hora de ausencia del trabajo que podrá dividir en dos fracciones. Este derecho podrá sustituirse por una reducción de la jornada normal en media hora al inicio y al <text:soft-page-break/>final de la jornada, o en una hora al inicio o al final de la jornada, con la misma finalidad.</text:p>
        <text:p text:style-name="P11">El permiso contemplado en este apartado constituye un derecho individual de los funcionarios, sin que pueda transferirse su ejercicio al otro progenitor, adoptante, guardador o acogedor.</text:p>
        <text:p text:style-name="P11">Se podrá solicitar la sustitución del tiempo de lactancia por un permiso retribuido que acumule en jornadas completas el tiempo correspondiente. Esta modalidad se podrá disfrutar únicamente a partir de la finalización del permiso por nacimiento, adopción, guarda, acogimiento o del progenitor diferente de la madre biológica respectivo.</text:p>
        <text:p text:style-name="P11">Este permiso se incrementará proporcionalmente en los casos de parto, adopción, guarda con fines de adopción o acogimiento múltiple.</text:p>
        <text:p text:style-name="P11">g) Por nacimiento de hijos prematuros o que por cualquier otra causa deban permanecer hospitalizados a continuación del parto, la funcionaria o el funcionario tendrá derecho a ausentarse del trabajo durante un máximo de dos horas diarias percibiendo las retribuciones íntegras.</text:p>
        <text:p text:style-name="P11">Asimismo, tendrán derecho a reducir su jornada de trabajo hasta un máximo de dos horas, con la disminución proporcional de sus retribuciones.</text:p>
        <text:p text:style-name="P11">h) Por razones de guarda legal, cuando el funcionario tenga el cuidado directo de algún menor de doce años, de persona mayor que requiera especial dedicación, o de una persona con discapacidad que no desempeñe actividad retribuida, tendrá derecho a la reducción de su jornada de trabajo, con la disminución de sus retribuciones que corresponda.</text:p>
        <text:p text:style-name="P11">Tendrá el mismo derecho el funcionario que precise encargarse del cuidado directo de un familiar, hasta el segundo grado de consanguinidad o afinidad, que por razones de edad, accidente o enfermedad no pueda valerse por sí mismo y que no desempeñe actividad retribuida.</text:p>
        <text:p text:style-name="P11">i) Por ser preciso atender el cuidado de un familiar de primer grado, el funcionario tendrá derecho a solicitar una reducción de hasta el cincuenta por ciento de la jornada laboral, con carácter retribuido, por razones de enfermedad muy grave y por el plazo máximo de un mes.</text:p>
        <text:p text:style-name="P11">Si hubiera más de un titular de este derecho por el mismo hecho causante, el tiempo de disfrute de esta reducción se podrá prorratear entre los mismos, respetando en todo caso, el plazo máximo de un mes.</text:p>
        <text:p text:style-name="P11"><text:soft-page-break/>j) Por tiempo indispensable para el cumplimiento de un deber inexcusable de carácter público o personal y por deberes relacionados con la conciliación de la vida familiar y laboral.</text:p>
        <text:p text:style-name="P11">k) Por <text:span text:style-name="T29">asuntos particulares</text:span>, <text:span text:style-name="T26">seis días</text:span> al año.</text:p>
        <text:p text:style-name="P11">l) Por <text:span text:style-name="T22">matrimonio</text:span>, <text:span text:style-name="T54">quince días</text:span>.</text:p>
        <text:p text:style-name="P23"><text:span text:style-name="T4">Se modifican las letras a) y f) por la disposición final 37.1 de la Ley 11/2020, de 30 de diciembre. </text:span><text:a xlink:type="simple" xlink:href="https://www.boe.es/buscar/act.php?id=BOE-A-2020-17339#df-38" office:target-frame-name="_blank" xlink:show="new" text:style-name="Internet_20_link" text:visited-style-name="Visited_20_Internet_20_Link"><text:span text:style-name="T5">Ref. BOE-A-2020-17339</text:span></text:a></text:p>
        <text:p text:style-name="P23"><text:span text:style-name="T4">Se modifica la letra f) por el art. 3.2 del Real Decreto-ley 6/2019, de 1 de marzo. </text:span><text:a xlink:type="simple" xlink:href="https://www.boe.es/buscar/act.php?id=BOE-A-2019-3244#a3" office:target-frame-name="_blank" xlink:show="new" text:style-name="Internet_20_link" text:visited-style-name="Visited_20_Internet_20_Link"><text:span text:style-name="T5">Ref. BOE-A-2019-3244</text:span></text:a></text:p>
        <text:p text:style-name="P13">Seleccionar redacción:</text:p>
        <text:p text:style-name="P24"><text:bookmark text:name="lab6720201231"/><text:span text:style-name="T9"><draw:control text:anchor-type="as-char" draw:z-index="0" draw:name="Forma3" draw:style-name="gr1" draw:text-style-name="P25" svg:width="0.024cm" svg:height="0.024cm" draw:control="control1"/></text:span><text:span text:style-name="Strong_20_Emphasis"><text:span text:style-name="T8">Última actualización, publicada el 31/12/2020, en vigor a partir del 01/01/2021.</text:span></text:span></text:p>
        <text:p text:style-name="P20"><text:bookmark text:name="lab6720190307"/><draw:control text:anchor-type="as-char" draw:z-index="1" draw:name="Forma4" draw:style-name="gr1" draw:text-style-name="P25" svg:width="0.024cm" svg:height="0.024cm" draw:control="control2"/><text:span text:style-name="T1">Modificación publicada el 07/03/2019, en vigor a partir del 08/03/2019.</text:span></text:p>
        <text:p text:style-name="P20"><text:bookmark text:name="lab6720151031"/><draw:control text:anchor-type="as-char" draw:z-index="2" draw:name="Forma5" draw:style-name="gr1" draw:text-style-name="P25" svg:width="0.024cm" svg:height="0.024cm" draw:control="control3"/><text:span text:style-name="T1">Texto original, publicado el 31/10/2015, en vigor a partir del 01/11/2015.</text:span></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49">
        <text:p text:style-name="P17">[Bloque 68: #a49]</text:p>
        <text:h text:style-name="P5" text:outline-level="5">Artículo 49. Permisos por <text:span text:style-name="T12">motivos de conciliación de la vida personal, familiar y laboral, por razón de violencia de género o de violencia sexual y para las víctimas de terrorismo y sus familiares directos</text:span>.</text:h>
        <text:p text:style-name="P11">En todo caso se concederán los siguientes permisos con las correspondientes condiciones mínimas:</text:p>
        <text:p text:style-name="P11">a) Permiso por <text:span text:style-name="T14">nacimiento para la madre biológica</text:span>: tendrá una duración de <text:span text:style-name="T29">dieciséis semanas</text:span>, de las cuales las <text:span text:style-name="T51">seis semanas inmediatas posteriores</text:span> al parto serán en todo caso de descanso obligatorio e ininterrumpidas. Este permiso se ampliará en dos semanas más en el supuesto de discapacidad del hijo o hija y, por cada hijo o hija a partir del segundo en los supuestos de parto múltiple, una para cada uno de los progenitores.</text:p>
        <text:p text:style-name="P11">No obstante, en caso de fallecimiento de la madre, el otro progenitor podrá hacer uso de la totalidad o, en su caso, de la parte que reste de permiso.</text:p>
        <text:p text:style-name="P11">En el caso de que ambos progenitores trabajen y transcurridas las seis primeras semanas de descanso obligatorio, el período de disfrute de este permiso podrá llevarse a cabo a voluntad de aquellos, de manera interrumpida y ejercitarse desde la finalización del descanso obligatorio posterior al parto hasta que el hijo o la hija cumpla doce meses. En el caso del disfrute interrumpido se requerirá, para cada período de disfrute, un preaviso de al menos 15 días y se realizará por semanas completas.</text:p>
        <text:p text:style-name="P11"><text:soft-page-break/>Este permiso podrá disfrutarse a jornada completa o a tiempo parcial, cuando las necesidades del servicio lo permitan, y en los términos que reglamentariamente se determinen, conforme a las reglas establecidas en el presente artículo.</text:p>
        <text:p text:style-name="P11">En los casos de parto prematuro y en aquellos en que, por cualquier otra causa, el neonato deba permanecer hospitalizado a continuación del parto, este permiso se ampliará en tantos días como el neonato se encuentre hospitalizado, con un máximo de trece semanas adicionales.</text:p>
        <text:p text:style-name="P11">En el supuesto de fallecimiento del hijo o hija, el periodo de duración del permiso no se verá reducido, salvo que, una vez finalizadas las seis semanas de descanso obligatorio, se solicite la reincorporación al puesto de trabajo.</text:p>
        <text:p text:style-name="P11">Durante el disfrute de este permiso, una vez finalizado el período de descanso obligatorio, se podrá participar en los cursos de formación que convoque la Administración.</text:p>
        <text:p text:style-name="P11">b) Permiso por adopción, por guarda con fines de adopción, o acogimiento, tanto temporal como permanente: tendrá una duración de dieciséis semanas. Seis semanas deberán disfrutarse a jornada completa de forma obligatoria e ininterrumpida inmediatamente después de la resolución judicial por la que se constituye la adopción o bien de la decisión administrativa de guarda con fines de adopción o de acogimiento.</text:p>
        <text:p text:style-name="P11">En el caso de que ambos progenitores trabajen y transcurridas las seis primeras semanas de descanso obligatorio, el período de disfrute de este permiso podrá llevarse a cabo de manera interrumpida y ejercitarse desde la finalización del descanso obligatorio posterior al hecho causante dentro de los doce meses a contar o bien desde el nacimiento del hijo o hija, o bien desde la resolución judicial por la que se constituye la adopción o bien de la decisión administrativa de guarda con fines de adopción o de acogimiento. En el caso del disfrute interrumpido se requerirá, para cada período de disfrute, un preaviso de al menos 15 días y se realizará por semanas completas.</text:p>
        <text:p text:style-name="P11">Este permiso se ampliará en dos semanas más en el supuesto de discapacidad del menor adoptado o acogido y por cada hijo o hija, a partir del segundo, en los supuestos de adopción, guarda con fines de adopción o acogimiento múltiple, una para cada uno de los progenitores.</text:p>
        <text:p text:style-name="P11">El cómputo del plazo se contará a elección del progenitor, a partir de la decisión administrativa de guarda con fines de adopción o acogimiento, o a partir de la resolución judicial por la que se constituya la adopción sin que en <text:soft-page-break/>ningún caso un mismo menor pueda dar derecho a varios periodos de disfrute de este permiso.</text:p>
        <text:p text:style-name="P11">Este permiso podrá disfrutarse a jornada completa o a tiempo parcial, cuando las necesidades de servicio lo permitan, y en los términos que reglamentariamente se determine, conforme a las reglas establecidas en el presente artículo.</text:p>
        <text:p text:style-name="P11">Si fuera necesario el desplazamiento previo de los progenitores al país de origen del adoptado, en los casos de adopción o acogimiento internacional, se tendrá derecho, además, a un permiso de hasta dos meses de duración, percibiendo durante este periodo exclusivamente las retribuciones básicas.</text:p>
        <text:p text:style-name="P11">Con independencia del permiso de hasta dos meses previsto en el párrafo anterior y para el supuesto contemplado en dicho párrafo, el permiso por adopción, guarda con fines de adopción o acogimiento, tanto temporal como permanente, podrá iniciarse hasta cuatro semanas antes de la resolución judicial por la que se constituya la adopción o la decisión administrativa o judicial de acogimiento.</text:p>
        <text:p text:style-name="P11">Durante el disfrute de este permiso se podrá participar en los cursos de formación que convoque la Administración.</text:p>
        <text:p text:style-name="P11">Los supuestos de adopción, guarda con fines de adopción o acogimiento, tanto temporal como permanente, previstos en este artículo serán los que así se establezcan en el Código Civil o en las leyes civiles de las comunidades autónomas que los regulen, debiendo tener el acogimiento temporal una duración no inferior a un año.</text:p>
        <text:p text:style-name="P11">c) <text:span text:style-name="T29">Permiso del progenitor diferente de la madre biológica</text:span> por nacimiento, guarda con fines de adopción, acogimiento o adopción de un hijo o hija: tendrá una duración de <text:span text:style-name="T41">dieciséis semanas</text:span> de las cuales las seis semanas inmediatas posteriores al hecho causante serán en todo caso de descanso obligatorio. Este permiso se ampliará en dos semanas más, una para cada uno de los progenitores, en el supuesto de discapacidad del hijo o hija, y por cada hijo o hija a partir del segundo en los supuestos de nacimiento, adopción, guarda con fines de adopción o acogimiento múltiples, a disfrutar a partir de la fecha del nacimiento, de la decisión administrativa de guarda con fines de adopción o acogimiento, o de la resolución judicial por la que se constituya la adopción.</text:p>
        <text:p text:style-name="P11">Este permiso podrá distribuirse por el progenitor que vaya a disfrutar del mismo siempre que las seis primeras semanas sean ininterrumpidas e inmediatamente posteriores a la fecha del nacimiento, de la decisión judicial de <text:soft-page-break/>guarda con fines de adopción o acogimiento o decisión judicial por la que se constituya la adopción.</text:p>
        <text:p text:style-name="P11">En el caso de que ambos progenitores trabajen y transcurridas las seis primeras semanas, el período de disfrute de este permiso podrá llevarse a cabo de manera interrumpida dentro de los doce meses a contar o bien desde el nacimiento del hijo o hija, o bien desde la resolución judicial por la que se constituye la adopción o bien de la decisión administrativa de guarda con fines de adopción o de acogimiento. En el caso del disfrute interrumpido se requerirá, para cada período de disfrute, un preaviso de al menos quince días y se realizará por semanas completas.</text:p>
        <text:p text:style-name="P11">En el caso de que se optara por el disfrute del presente permiso con posterioridad a la semana dieciséis del permiso por nacimiento, si el progenitor que disfruta de este último permiso hubiere solicitado la acumulación del tiempo de lactancia de un hijo menor de doce meses en jornadas completas del apartado f) del artículo 48, será a la finalización de ese período cuando se dará inicio al cómputo de las diez semanas restantes del permiso del progenitor diferente de la madre biológica.</text:p>
        <text:p text:style-name="P11">Este permiso podrá disfrutarse a jornada completa o a tiempo parcial, cuando las necesidades del servicio lo permitan, y en los términos que reglamentariamente se determinen, conforme a las reglas establecidas en el presente artículo.</text:p>
        <text:p text:style-name="P11">En los casos de parto prematuro y en aquellos en que, por cualquier otra causa, el neonato deba permanecer hospitalizado a continuación del parto, este permiso se ampliará en tantos días como el neonato se encuentre hospitalizado, con un máximo de trece semanas adicionales.</text:p>
        <text:p text:style-name="P11">En el supuesto de fallecimiento del hijo o hija, el periodo de duración del permiso no se verá reducido, salvo que, una vez finalizadas las seis semanas de descanso obligatorio se solicite la reincorporación al puesto de trabajo.</text:p>
        <text:p text:style-name="P11">Durante el disfrute de este permiso, transcurridas las seis primeras semanas ininterrumpidas e inmediatamente posteriores a la fecha del nacimiento, se podrá participar en los cursos de formación que convoque la Administración.</text:p>
        <text:p text:style-name="P11">En los casos previstos en los apartados a), b), y c) el tiempo transcurrido durante el disfrute de estos permisos se computará como de servicio efectivo a todos los efectos, garantizándose la plenitud de derechos económicos de la funcionaria y, en su caso, del otro progenitor funcionario, durante todo el periodo de duración del permiso, y, en su caso, durante los periodos posteriores al disfrute de este, si de acuerdo con la normativa aplicable, el <text:soft-page-break/>derecho a percibir algún concepto retributivo se determina en función del periodo de disfrute del permiso.</text:p>
        <text:p text:style-name="P11">Los funcionarios que hayan hecho uso del permiso por nacimiento, adopción, guarda con fines de adopción o acogimiento, tanto temporal como permanente, tendrán derecho, una vez finalizado el periodo de permiso, a reintegrarse a su puesto de trabajo en términos y condiciones que no les resulten menos favorables al disfrute del permiso, así como a beneficiarse de cualquier mejora en las condiciones de trabajo a las que hubieran podido tener derecho durante su ausencia.</text:p>
        <text:p text:style-name="P11">d) <text:span text:style-name="T12">Permiso por razón de violencia de género o de violencia sexual sobre la mujer funcionaria</text:span>: las faltas de asistencia de las funcionarias víctimas de violencia de género o de violencias sexuales, totales o parciales, tendrán la consideración de <text:span text:style-name="T14">justificadas</text:span> por el tiempo y en las condiciones en que así lo determinen los servicios sociales de atención o de salud según proceda.</text:p>
        <text:p text:style-name="P11">Asimismo, las funcionarias víctimas de violencia sobre la mujer o de violencias sexuales, para hacer efectiva su protección o su derecho de asistencia social integral, tendrán derecho a la <text:span text:style-name="T29">reducción de la jornada</text:span> con disminución proporcional de la retribución, o a la <text:span text:style-name="T12">reordenación del tiempo de trabajo</text:span>, a través de la adaptación del horario, de la aplicación del horario flexible o de otras formas de ordenación del tiempo de trabajo que sean aplicables, en los términos que para estos supuestos <text:span text:style-name="T26">establezca el plan de igualdad</text:span> de aplicación o, en su defecto, la Administración Pública competente en cada caso.</text:p>
        <text:p text:style-name="P11">En el supuesto enunciado en el párrafo anterior, la funcionaria pública <text:span text:style-name="T22">mantendrá sus retribuciones íntegras cuando reduzca su jornada en un tercio o menos</text:span>.</text:p>
        <text:p text:style-name="P11">e) <text:span text:style-name="T42">Permiso por cuidado de hijo menor afectado por cáncer u otra enfermedad grave</text:span>: el funcionario tendrá derecho, siempre que ambos progenitores, guardadores con fines de adopción o acogedores de carácter permanente trabajen, a una reducción de la jornada de trabajo de al menos la mitad de la duración de aquélla, percibiendo las retribuciones íntegras con cargo a los presupuestos del órgano o entidad donde venga prestando sus servicios, para el cuidado, durante la hospitalización y tratamiento continuado, del hijo menor de edad afectado por cáncer (tumores malignos, melanomas o carcinomas) o por cualquier otra enfermedad grave que implique un ingreso hospitalario de larga duración y requiera la necesidad de su cuidado directo, continuo y permanente acreditado por el informe del servicio público de salud u órgano administrativo sanitario de la comunidad autónoma o, en su caso, de la entidad sanitaria concertada correspondiente y, como máximo, hasta que el hijo o persona que hubiere sido objeto de acogimiento permanente o de <text:soft-page-break/>guarda con fines de adopción <text:span text:style-name="T12">cumpla los 23 años</text:span>. En consecuencia, el mero cumplimiento de los 18 años de edad del hijo o del menor sujeto a acogimiento permanente o a guarda con fines de adopción, no será causa de extinción de la reducción de la jornada, si se mantiene la necesidad de cuidado directo, continuo y permanente.</text:p>
        <text:p text:style-name="P11">Cuando concurran en ambos progenitores, guardadores con fines de adopción o acogedores de carácter permanente, por el mismo sujeto y hecho causante, las circunstancias necesarias para tener derecho a este permiso o, en su caso, puedan tener la condición de beneficiarios de la prestación establecida para este fin en el régimen de la Seguridad Social que les sea de aplicación, el funcionario tendrá derecho a la percepción de las retribuciones íntegras durante el tiempo que dure la reducción de su jornada de trabajo, siempre que el otro progenitor o guardador con fines de adopción o acogedor de carácter permanente, sin perjuicio del derecho a la reducción de jornada que le corresponda, no cobre sus retribuciones íntegras en virtud de este permiso o como beneficiario de la prestación establecida para este fin en el régimen de la Seguridad Social que le sea de aplicación. En caso contrario, sólo se tendrá derecho a la reducción de jornada, con la consiguiente reducción de retribuciones.</text:p>
        <text:p text:style-name="P11">Asimismo, en el supuesto de que ambos presten servicios en el mismo órgano o entidad, ésta podrá limitar su ejercicio simultáneo por razones fundadas en el correcto funcionamiento del servicio.</text:p>
        <text:p text:style-name="P11">Cuando la persona enferma contraiga matrimonio o constituya una pareja de hecho, tendrá derecho al permiso quien sea su cónyuge o pareja de hecho, siempre que acredite las condiciones para ser beneficiario.</text:p>
        <text:p text:style-name="P11">Reglamentariamente se establecerán las condiciones y supuestos en los que esta reducción de jornada se podrá acumular en jornadas completas.</text:p>
        <text:p text:style-name="P11">f) Para hacer efectivo su derecho a la protección y a la asistencia social integral, los funcionarios que hayan sufrido daños físicos o psíquicos como consecuencia de la actividad terrorista, su cónyuge o persona con análoga relación de afectividad, y los hijos de los heridos y fallecidos, siempre que ostenten la condición de funcionarios y de víctimas del terrorismo de acuerdo con la legislación vigente, así como los funcionarios amenazados en los términos del artículo 5 de la Ley 29/2011, de 22 de septiembre, de Reconocimiento y Protección Integral a las Víctimas del Terrorismo, previo reconocimiento del Ministerio del Interior o de sentencia judicial firme, tendrán derecho a la reducción de la jornada con disminución proporcional de la retribución, o a la reordenación del tiempo de trabajo, a través de la adaptación del horario, de la aplicación del horario flexible o de otras formas <text:soft-page-break/>de ordenación del tiempo de trabajo que sean aplicables, en los términos que establezca la Administración competente en cada caso.</text:p>
        <text:p text:style-name="P11">Dichas medidas serán adoptadas y mantenidas en el tiempo en tanto que resulten necesarias para la protección y asistencia social integral de la persona a la que se concede, ya sea por razón de las secuelas provocadas por la acción terrorista, ya sea por la amenaza a la que se encuentra sometida, en los términos previstos reglamentariamente.</text:p>
        <text:p text:style-name="P23"><text:span text:style-name="T4">Se modifica la rúbrica y la letra d), con efectos desde el 7 de octubre de 2022, por la disposición final 15.1 de la Ley Orgánica 10/2022, de 6 de septiembre. </text:span><text:a xlink:type="simple" xlink:href="https://www.boe.es/buscar/act.php?id=BOE-A-2022-14630#df-15" office:target-frame-name="_blank" xlink:show="new" text:style-name="Internet_20_link" text:visited-style-name="Visited_20_Internet_20_Link"><text:span text:style-name="T5">Ref. BOE-A-2022-14630</text:span></text:a></text:p>
        <text:p text:style-name="P23"><text:span text:style-name="T4">Se modifica la letra e) por la disposición final 26 de la Ley 22/2021, de 28 de diciembre. </text:span><text:a xlink:type="simple" xlink:href="https://www.boe.es/buscar/doc.php?id=BOE-A-2021-21653" office:target-frame-name="_blank" xlink:show="new" text:style-name="Internet_20_link" text:visited-style-name="Visited_20_Internet_20_Link"><text:span text:style-name="T5">Ref. BOE-A-2021-21653</text:span></text:a></text:p>
        <text:p text:style-name="P23"><text:span text:style-name="T6">Redactada conforme a la corrección de errores publicada en BOE núm. 125, de 26 de mayo de 2022. </text:span><text:a xlink:type="simple" xlink:href="https://www.boe.es/buscar/doc.php?id=BOE-A-2022-8562" office:target-frame-name="_blank" xlink:show="new" text:style-name="Internet_20_link" text:visited-style-name="Visited_20_Internet_20_Link"><text:span text:style-name="T7">Ref. BOE-A-2022-8562</text:span></text:a></text:p>
        <text:p text:style-name="P23"><text:span text:style-name="T4">Se modifican los apartados b) y c) por la disposición final 37.2 de la Ley 11/2020, de 30 de diciembre. </text:span><text:a xlink:type="simple" xlink:href="https://www.boe.es/buscar/act.php?id=BOE-A-2020-17339#df-38" office:target-frame-name="_blank" xlink:show="new" text:style-name="Internet_20_link" text:visited-style-name="Visited_20_Internet_20_Link"><text:span text:style-name="T5">Ref. BOE-A-2020-17339</text:span></text:a></text:p>
        <text:p text:style-name="P23"><text:span text:style-name="T4">Se modifican los apartados a) a d), con efectos de 1 de abril de 2019, por el art. 3.3 del Real Decreto-ley 6/2019, de 1 de marzo. </text:span><text:a xlink:type="simple" xlink:href="https://www.boe.es/buscar/act.php?id=BOE-A-2019-3244#a3" office:target-frame-name="_blank" xlink:show="new" text:style-name="Internet_20_link" text:visited-style-name="Visited_20_Internet_20_Link"><text:span text:style-name="T5">Ref. BOE-A-2019-3244</text:span></text:a></text:p>
        <text:p text:style-name="P19">Téngase en cuenta que la modificación del apartado c) se aplicará paulatinamente en la forma establecida por la disposición transitoria novena de la presente norma, añadida por el art. 3.4 del citado Real Decreto-ley 6/2019.</text:p>
        <text:p text:style-name="P23"><text:span text:style-name="T4">Se modifica el primer párrafo de la letra c) por la disposición final 38.3 de la Ley 6/2018, de 3 de julio. </text:span><text:a xlink:type="simple" xlink:href="https://www.boe.es/buscar/act.php?id=BOE-A-2018-9268#df-39" office:target-frame-name="_blank" xlink:show="new" text:style-name="Internet_20_link" text:visited-style-name="Visited_20_Internet_20_Link"><text:span text:style-name="T5">Ref. BOE-A-2018-9268</text:span></text:a></text:p>
        <text:p text:style-name="P23"><text:span text:style-name="T4">Redactada la letra e) conforme a la corrección de errores publicada en BOE núm. 278, de 20 de noviembre de 2015. </text:span><text:a xlink:type="simple" xlink:href="https://www.boe.es/buscar/doc.php?id=BOE-A-2015-12525" office:target-frame-name="_blank" xlink:show="new" text:style-name="Internet_20_link" text:visited-style-name="Visited_20_Internet_20_Link"><text:span text:style-name="T5">Ref. BOE-A-2015-12525</text:span></text:a><text:span text:style-name="T4">.</text:span></text:p>
        <text:p text:style-name="P13">Seleccionar redacción:</text:p>
        <text:p text:style-name="P24"><text:bookmark text:name="lab6820220907"/><text:span text:style-name="T9"><draw:control text:anchor-type="as-char" draw:z-index="3" draw:name="Forma6" draw:style-name="gr1" draw:text-style-name="P25" svg:width="0.024cm" svg:height="0.024cm" draw:control="control4"/></text:span><text:span text:style-name="Strong_20_Emphasis"><text:span text:style-name="T8">Última actualización, publicada el 07/09/2022, en vigor a partir del 07/10/2022.</text:span></text:span></text:p>
        <text:p text:style-name="P20"><text:bookmark text:name="lab6820211229"/><draw:control text:anchor-type="as-char" draw:z-index="4" draw:name="Forma7" draw:style-name="gr1" draw:text-style-name="P25" svg:width="0.024cm" svg:height="0.024cm" draw:control="control5"/><text:span text:style-name="T1">Modificación publicada el 29/12/2021, en vigor a partir del 01/01/2022.</text:span></text:p>
        <text:p text:style-name="P20"><text:bookmark text:name="lab6820201231"/><draw:control text:anchor-type="as-char" draw:z-index="5" draw:name="Forma8" draw:style-name="gr1" draw:text-style-name="P25" svg:width="0.024cm" svg:height="0.024cm" draw:control="control6"/><text:span text:style-name="T1">Modificación publicada el 31/12/2020, en vigor a partir del 01/01/2021.</text:span></text:p>
        <text:p text:style-name="P20"><text:bookmark text:name="lab6820190307"/><draw:control text:anchor-type="as-char" draw:z-index="6" draw:name="Forma9" draw:style-name="gr1" draw:text-style-name="P25" svg:width="0.024cm" svg:height="0.024cm" draw:control="control7"/><text:span text:style-name="T1">Modificación publicada el 07/03/2019, en vigor a partir del 01/04/2019.</text:span></text:p>
        <text:p text:style-name="P20"><text:bookmark text:name="lab6820180704"/><draw:control text:anchor-type="as-char" draw:z-index="7" draw:name="Forma10" draw:style-name="gr1" draw:text-style-name="P25" svg:width="0.024cm" svg:height="0.024cm" draw:control="control8"/><text:span text:style-name="T1">Modificación publicada el 04/07/2018, en vigor a partir del 05/07/2018.</text:span></text:p>
        <text:p text:style-name="P20"><text:bookmark text:name="lab6820151031"/><draw:control text:anchor-type="as-char" draw:z-index="8" draw:name="Forma11" draw:style-name="gr1" draw:text-style-name="P25" svg:width="0.024cm" svg:height="0.024cm" draw:control="control9"/><text:span text:style-name="T1">Texto original, publicado el 31/10/2015, en vigor a partir del 01/11/2015.</text:span></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50">
        <text:p text:style-name="P17">[Bloque 69: #a50]</text:p>
        <text:h text:style-name="P5" text:outline-level="5">Artículo 50. Vacaciones de los funcionarios públicos.</text:h>
        <text:p text:style-name="P11">1. Los funcionarios públicos tendrán derecho a disfrutar, durante cada año natural, de unas vacaciones retribuidas de <text:span text:style-name="T29">veintidós días hábiles</text:span>, o de los <text:soft-page-break/>días que correspondan proporcionalmente si el tiempo de servicio durante el año fue menor.</text:p>
        <text:p text:style-name="P11">A los efectos de lo previsto en el presente artículo, no se considerarán como días hábiles los sábados, sin perjuicio de las adaptaciones que se establezcan para los horarios especiales.</text:p>
        <text:p text:style-name="P11">2. Cuando las situaciones de permiso de maternidad, incapacidad temporal, riesgo durante la lactancia o riesgo durante el embarazo impidan iniciar el disfrute de las vacaciones dentro del año natural al que correspondan, o una vez iniciado el periodo vacacional sobreviniera una de dichas situaciones, el periodo vacacional se podrá disfrutar aunque haya terminado el año natural a que correspondan y siempre que no hayan transcurrido más de dieciocho meses a partir del final del año en que se hayan originado.</text:p>
        <text:p text:style-name="P11">3. El período de vacaciones anuales retribuidas de los funcionarios públicos <text:span text:style-name="T51">no puede ser sustituido por una cuantía económica</text:span>. En los casos de renuncia voluntaria deberá garantizarse en todo caso el disfrute de las vacaciones devengadas.</text:p>
        <text:p text:style-name="P11">No obstante lo anterior, en los casos de conclusión de la relación de servicios de los funcionarios públicos por causas ajenas a la voluntad de estos, tendrán derecho a solicitar el abono de una compensación económica por las vacaciones devengadas y no disfrutadas; y en particular, en los casos de jubilación por incapacidad permanente o por fallecimiento, hasta un máximo de dieciocho meses.</text:p>
        <text:p text:style-name="P23"><text:span text:style-name="T4">Se añade el apartado 3 por la disposición final 37.3 de la Ley 11/2020, de 30 de diciembre. </text:span><text:a xlink:type="simple" xlink:href="https://www.boe.es/buscar/act.php?id=BOE-A-2020-17339#df-38" office:target-frame-name="_blank" xlink:show="new" text:style-name="Internet_20_link" text:visited-style-name="Visited_20_Internet_20_Link"><text:span text:style-name="T5">Ref. BOE-A-2020-17339</text:span></text:a></text:p>
        <text:p text:style-name="P13">Seleccionar redacción:</text:p>
        <text:p text:style-name="P24"><text:bookmark text:name="lab6920201231"/><text:span text:style-name="T9"><draw:control text:anchor-type="as-char" draw:z-index="9" draw:name="Forma12" draw:style-name="gr1" draw:text-style-name="P25" svg:width="0.024cm" svg:height="0.024cm" draw:control="control10"/></text:span><text:span text:style-name="Strong_20_Emphasis"><text:span text:style-name="T8">Última actualización, publicada el 31/12/2020, en vigor a partir del 01/01/2021.</text:span></text:span></text:p>
        <text:p text:style-name="P20"><text:bookmark text:name="lab6920151031"/><draw:control text:anchor-type="as-char" draw:z-index="10" draw:name="Forma13" draw:style-name="gr1" draw:text-style-name="P25" svg:width="0.024cm" svg:height="0.024cm" draw:control="control11"/><text:span text:style-name="T1">Texto original, publicado el 31/10/2015, en vigor a partir del 01/11/2015.</text:span></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51">
        <text:p text:style-name="P17">[Bloque 70: #a51]</text:p>
        <text:h text:style-name="P5" text:outline-level="5">Artículo 51. Jornada de trabajo, permisos y vacaciones del personal laboral.</text:h>
        <text:p text:style-name="P11">Para el régimen de jornada de trabajo, permisos y vacaciones del personal laboral se estará a lo establecido en este capítulo y en la legislación laboral correspondiente.</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text:soft-page-break/></text:p>
      <text:section text:style-name="Sect1" text:name="cvi">
        <text:p text:style-name="P17">[Bloque 71: #cvi]</text:p>
        <text:h text:style-name="P4" text:outline-level="4">CAPÍTULO VI</text:h>
        <text:h text:style-name="P1" text:outline-level="4">Deberes de los empleados públicos. Código de Conducta</text:h>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52">
        <text:p text:style-name="P17">[Bloque 72: #a52]</text:p>
        <text:p text:style-name="P13">Jurisprudencia</text:p>
        <text:h text:style-name="P5" text:outline-level="5">Artículo 52. Deberes de los empleados públicos. Código de Conducta.</text:h>
        <text:p text:style-name="P11">Los empleados públicos deberán desempeñar con diligencia las tareas que tengan asignadas y velar por los intereses generales con sujeción y observancia de la Constitución y del resto del ordenamiento jurídico, y deberán actuar con arreglo a los siguientes principios: objetividad, integridad, neutralidad, responsabilidad, imparcialidad, confidencialidad, dedicación al servicio público, transparencia, ejemplaridad, austeridad, accesibilidad, eficacia, honradez, promoción del entorno cultural y medioambiental, y respeto a la igualdad entre mujeres y hombres, que inspiran el Código de Conducta de los empleados públicos configurado por los principios éticos y de conducta regulados en los artículos siguientes.</text:p>
        <text:p text:style-name="P11">Los principios y reglas establecidos en este capítulo informarán la interpretación y aplicación del régimen disciplinario de los empleados públicos.</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53">
        <text:p text:style-name="P17">[Bloque 73: #a53]</text:p>
        <text:h text:style-name="P5" text:outline-level="5">Artículo 53. Principios éticos.</text:h>
        <text:p text:style-name="P11">1. Los empleados públicos respetarán la Constitución y el resto de normas que integran el ordenamiento jurídico.</text:p>
        <text:p text:style-name="P11">2. Su actuación perseguirá la satisfacción de los intereses generales de los ciudadanos y se fundamentará en consideraciones objetivas orientadas hacia la imparcialidad y el interés común, al margen de cualquier otro factor que exprese posiciones personales, familiares, corporativas, clientelares o cualesquiera otras que puedan colisionar con este principio.</text:p>
        <text:p text:style-name="P11">3. Ajustarán su actuación a los principios de lealtad y buena fe con la Administración en la que presten sus servicios, y con sus superiores, compañeros, subordinados y con los ciudadanos.</text:p>
        <text:p text:style-name="P11">4. Su conducta se basará en el respeto de los derechos fundamentales y libertades públicas, evitando toda actuación que pueda producir discriminación <text:soft-page-break/>alguna por razón de nacimiento, origen racial o étnico, género, sexo, orientación sexual, religión o convicciones, opinión, discapacidad, edad o cualquier otra condición o circunstancia personal o social.</text:p>
        <text:p text:style-name="P11">5. Se abstendrán en aquellos asuntos en los que tengan un interés personal, así como de toda actividad privada o interés que pueda suponer un riesgo de plantear conflictos de intereses con su puesto público.</text:p>
        <text:p text:style-name="P11">6. No contraerán obligaciones económicas ni intervendrán en operaciones financieras, obligaciones patrimoniales o negocios jurídicos con personas o entidades cuando pueda suponer un conflicto de intereses con las obligaciones de su puesto público.</text:p>
        <text:p text:style-name="P11">7. No aceptarán ningún trato de favor o situación que implique privilegio o ventaja injustificada, por parte de personas físicas o entidades privadas.</text:p>
        <text:p text:style-name="P11">8. Actuarán de acuerdo con los principios de eficacia, economía y eficiencia, y vigilarán la consecución del interés general y el cumplimiento de los objetivos de la organización.</text:p>
        <text:p text:style-name="P11">9. No influirán en la agilización o resolución de trámite o procedimiento administrativo sin justa causa y, en ningún caso, cuando ello comporte un privilegio en beneficio de los titulares de los cargos públicos o su entorno familiar y social inmediato o cuando suponga un menoscabo de los intereses de terceros.</text:p>
        <text:p text:style-name="P11">10. Cumplirán con diligencia las tareas que les correspondan o se les encomienden y, en su caso, resolverán dentro de plazo los procedimientos o expedientes de su competencia.</text:p>
        <text:p text:style-name="P11">11. Ejercerán sus atribuciones según el principio de dedicación al servicio público absteniéndose no solo de conductas contrarias al mismo, sino también de cualesquiera otras que comprometan la neutralidad en el ejercicio de los servicios públicos.</text:p>
        <text:p text:style-name="P11">12. Guardarán secreto de las materias clasificadas u otras cuya difusión esté prohibida legalmente, y mantendrán la debida discreción sobre aquellos asuntos que conozcan por razón de su cargo, sin que puedan hacer uso de la información obtenida para beneficio propio o de terceros, o en perjuicio del interés público.</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54">
        <text:p text:style-name="P17">[Bloque 74: #a54]</text:p>
        <text:h text:style-name="P5" text:outline-level="5"><text:soft-page-break/>Artículo 54. Principios de conducta.</text:h>
        <text:p text:style-name="P11">1. Tratarán con atención y respeto a los ciudadanos, a sus superiores y a los restantes empleados públicos.</text:p>
        <text:p text:style-name="P11">2. El desempeño de las tareas correspondientes a su puesto de trabajo se realizará de forma diligente y cumpliendo la jornada y el horario establecidos.</text:p>
        <text:p text:style-name="P11">3. Obedecerán las instrucciones y órdenes profesionales de los superiores, salvo que constituyan una infracción manifiesta del ordenamiento jurídico, en cuyo caso las pondrán inmediatamente en conocimiento de los órganos de inspección procedentes.</text:p>
        <text:p text:style-name="P11">4. Informarán a los ciudadanos sobre aquellas materias o asuntos que tengan derecho a conocer, y facilitarán el ejercicio de sus derechos y el cumplimiento de sus obligaciones.</text:p>
        <text:p text:style-name="P11">5. Administrarán los recursos y bienes públicos con austeridad, y no utilizarán los mismos en provecho propio o de personas allegadas. Tendrán, asimismo, el deber de velar por su conservación.</text:p>
        <text:p text:style-name="P11">6. Se rechazará cualquier regalo, favor o servicio en condiciones ventajosas que vaya más allá de los usos habituales, sociales y de cortesía, sin perjuicio de lo establecido en el Código Penal.</text:p>
        <text:p text:style-name="P11">7. Garantizarán la constancia y permanencia de los documentos para su transmisión y entrega a sus posteriores responsables.</text:p>
        <text:p text:style-name="P11">8. Mantendrán actualizada su formación y cualificación.</text:p>
        <text:p text:style-name="P11">9. Observarán las normas sobre seguridad y salud laboral.</text:p>
        <text:p text:style-name="P11">10. Pondrán en conocimiento de sus superiores o de los órganos competentes las propuestas que consideren adecuadas para mejorar el desarrollo de las funciones de la unidad en la que estén destinados. A estos efectos se podrá prever la creación de la instancia adecuada competente para centralizar la recepción de las propuestas de los empleados públicos o administrados que sirvan para mejorar la eficacia en el servicio.</text:p>
        <text:p text:style-name="P11">11. Garantizarán la atención al ciudadano en la lengua que lo solicite siempre que sea oficial en el territorio.</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tiv">
        <text:p text:style-name="P14"><text:line-break/></text:p>
      </text:section>
      <text:h text:style-name="P9" text:outline-level="5"><text:soft-page-break/>Disposición adicional decimotercera. Permiso por asuntos particulares por antigüedad.</text:h>
      <text:p text:style-name="P11">Las Administraciones Públicas <text:span text:style-name="T51">podrán establecer hasta dos días adicionales de permiso por asuntos particulares</text:span> al cumplir el <text:span text:style-name="T26">sexto trienio</text:span>, incrementándose, <text:span text:style-name="T15">como máximo, en un día adicional por cada trienio cumplido a partir del octavo</text:span>.</text:p>
      <text:h text:style-name="P8" text:outline-level="5">Disposición adicional decimocuarta. <text:span text:style-name="T24">Días adicionales de vacaciones por antigüedad.</text:span></text:h>
      <text:p text:style-name="P11">Cada Administración Pública podrá establecer <text:span text:style-name="T51">hasta un máximo de cuatro días</text:span> adicionales de vacaciones en función del tiempo de servicios prestados por los funcionarios públicos.</text:p>
      <text:h text:style-name="P2" text:outline-level="4"><text:bookmark text:name="tiv"/>Adquisición y pérdida de la relación de servicio</text:h>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ci-3">
        <text:p text:style-name="P15"/>
        <text:h text:style-name="P1" text:outline-level="4"><text:span text:style-name="T24">Acceso al empleo público y adquisición</text:span> de la relación de servicio</text:h>
      </text:section>
      <text:p text:style-name="P15"><text:span text:style-name="T3"/></text:p>
      <text:section text:style-name="Sect1" text:name="a55">
        <text:h text:style-name="P5" text:outline-level="5">Artículo 55. Principios rectores.</text:h>
        <text:p text:style-name="P11">1. Todos los ciudadanos tienen derecho al acceso al empleo público de acuerdo con los principios constitucionales de igualdad, mérito y capacidad, y de acuerdo con lo previsto en el presente Estatuto y en el resto del ordenamiento jurídico.</text:p>
        <text:p text:style-name="P11">2. Las Administraciones Públicas, entidades y organismos a que se refiere el artículo 2 del presente Estatuto seleccionarán a su personal funcionario y laboral mediante procedimientos en los que se garanticen los principios constitucionales antes expresados, así como los establecidos a continuación:</text:p>
        <text:p text:style-name="P11">a) Publicidad de las convocatorias y de sus bases.</text:p>
        <text:p text:style-name="P11">b) Transparencia.</text:p>
        <text:p text:style-name="P11">c) Imparcialidad y profesionalidad de los miembros de los órganos de selección.</text:p>
        <text:p text:style-name="P11">d) Independencia y discrecionalidad técnica en la actuación de los órganos de selección.</text:p>
        <text:p text:style-name="P11">e) Adecuación entre el contenido de los procesos selectivos y las funciones o tareas a desarrollar.</text:p>
        <text:p text:style-name="P11"><text:soft-page-break/>f) Agilidad, sin perjuicio de la objetividad, en los procesos de selección.</text:p>
      </text:section>
      <text:p text:style-name="P17"><text:span text:style-name="T3"/></text:p>
      <text:section text:style-name="Sect1" text:name="a56">
        <text:h text:style-name="P5" text:outline-level="5">Artículo 56. Requisitos generales.</text:h>
        <text:p text:style-name="P11">1. Para poder participar en los procesos selectivos será necesario reunir los siguientes requisitos:</text:p>
        <text:p text:style-name="P11">a) Tener la nacionalidad española, sin perjuicio de lo dispuesto en el artículo siguiente.</text:p>
        <text:p text:style-name="P11">b) Poseer la capacidad funcional para el desempeño de las tareas.</text:p>
        <text:p text:style-name="P11">c) Tener cumplidos dieciséis años y no exceder, en su caso, de la edad máxima de jubilación forzosa. Sólo por ley podrá establecerse otra edad máxima, distinta de la edad de jubilación forzosa, para el acceso al empleo público.</text:p>
        <text:p text:style-name="P11">d) No haber sido separado mediante expediente disciplinario del servicio de cualquiera de las Administraciones Públicas o de los órganos constitucionales o estatutarios de las Comunidades Autónomas, ni hallarse en inhabilitación absoluta o especial para empleos o cargos públicos por resolución judicial, para el acceso al cuerpo o escala de funcionario, o para ejercer funciones similares a las que desempeñaban en el caso del personal laboral, en el que hubiese sido separado o inhabilitado. En el caso de ser nacional de otro Estado, no hallarse inhabilitado o en situación equivalente ni haber sido sometido a sanción disciplinaria o equivalente que impida, en su Estado, en los mismos términos el acceso al empleo público.</text:p>
        <text:p text:style-name="P11">e) Poseer la titulación exigida.</text:p>
        <text:p text:style-name="P11">2. Las Administraciones Públicas, en el ámbito de sus competencias, deberán prever la selección de empleados públicos debidamente capacitados para cubrir los puestos de trabajo en las Comunidades Autónomas que gocen de dos lenguas oficiales.</text:p>
        <text:p text:style-name="P11">3. Podrá exigirse el cumplimiento de otros requisitos específicos que guarden relación objetiva y proporcionada con las funciones asumidas y las tareas a desempeñar. En todo caso, habrán de establecerse de manera abstracta y general.</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57">
        <text:p text:style-name="P17">[Bloque 79: #a57]</text:p>
        <text:h text:style-name="P5" text:outline-level="5"><text:soft-page-break/>Artículo 57. Acceso al empleo público de nacionales de otros Estados.</text:h>
        <text:p text:style-name="P11">1. Los nacionales de los Estados miembros de la Unión Europea podrán acceder, como personal funcionario, en igualdad de condiciones que los españoles a los empleos públicos, con excepción de aquellos que directa o indirectamente impliquen una participación en el ejercicio del poder público o en las funciones que tienen por objeto la salvaguardia de los intereses del Estado o de las Administraciones Públicas.</text:p>
        <text:p text:style-name="P11">A tal efecto, los órganos de gobierno de las Administraciones Públicas determinarán las agrupaciones de funcionarios contempladas en el artículo 76 a las que no puedan acceder los nacionales de otros Estados.</text:p>
        <text:p text:style-name="P11">2. Las previsiones del apartado anterior serán de aplicación, cualquiera que sea su nacionalidad, al cónyuge de los españoles y de los nacionales de otros Estados miembros de la Unión Europea, siempre que no estén separados de derecho y a sus descendientes y a los de su cónyuge siempre que no estén separados de derecho, sean menores de veintiún años o mayores de dicha edad dependientes.</text:p>
        <text:p text:style-name="P11">3. El acceso al empleo público como personal funcionario, se extenderá igualmente a las personas incluidas en el ámbito de aplicación de los Tratados Internacionales celebrados por la Unión Europea y ratificados por España en los que sea de aplicación la libre circulación de trabajadores, en los términos establecidos en el apartado 1 de este artículo.</text:p>
        <text:p text:style-name="P11">4. Los extranjeros a los que se refieren los apartados anteriores, así como los extranjeros con residencia legal en España podrán acceder a las Administraciones Públicas, como personal laboral, en igualdad de condiciones que los españoles.</text:p>
        <text:p text:style-name="P11">5. Sólo por ley de las Cortes Generales o de las asambleas legislativas de las comunidades autónomas podrá eximirse del requisito de la nacionalidad por razones de interés general para el acceso a la condición de personal funcionario.</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58">
        <text:p text:style-name="P17">[Bloque 80: #a58]</text:p>
        <text:h text:style-name="P5" text:outline-level="5">Artículo 58. Acceso al empleo público de funcionarios españoles de Organismos Internacionales.</text:h>
        <text:p text:style-name="P11">Las Administraciones Públicas establecerán los requisitos y condiciones para el acceso a las mismas de funcionarios de nacionalidad española de Organismos Internacionales, siempre que posean la titulación requerida y superen los correspondientes procesos selectivos. Podrán quedar exentos de la realización <text:soft-page-break/>de aquellas pruebas que tengan por objeto acreditar conocimientos ya exigidos para el desempeño de su puesto en el organismo internacional correspondiente.</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59">
        <text:p text:style-name="P17">[Bloque 81: #a59]</text:p>
        <text:h text:style-name="P5" text:outline-level="5">Artículo 59. Personas con discapacidad.</text:h>
        <text:p text:style-name="P11">1. En las ofertas de empleo público se reservará un cupo no inferior al siete por ciento de las vacantes para ser cubiertas entre personas con discapacidad, considerando como tales las definidas en el apartado 2 del artículo 4 del texto refundido de la Ley General de derechos de las personas con discapacidad y de su inclusión social, aprobado por el Real Decreto Legislativo 1/2013, de 29 de noviembre, siempre que superen los procesos selectivos y acrediten su discapacidad y la compatibilidad con el desempeño de las tareas, de modo que progresivamente se alcance el dos por ciento de los efectivos totales en cada Administración Pública.</text:p>
        <text:p text:style-name="P11">La reserva del mínimo del siete por ciento se realizará de manera que, al menos, el dos por ciento de las plazas ofertadas lo sea para ser cubiertas por personas que acrediten discapacidad intelectual y el resto de las plazas ofertadas lo sea para personas que acrediten cualquier otro tipo de discapacidad.</text:p>
        <text:p text:style-name="P11">2. Cada Administración Pública adoptará las medidas precisas para establecer las adaptaciones y ajustes razonables de tiempos y medios en el proceso selectivo y, una vez superado dicho proceso, las adaptaciones en el puesto de trabajo a las necesidades de las personas con discapacidad.</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60">
        <text:p text:style-name="P17">[Bloque 82: #a60]</text:p>
        <text:h text:style-name="P5" text:outline-level="5">Artículo 60. Órganos de selección.</text:h>
        <text:p text:style-name="P11">1. Los órganos de selección serán colegiados y su composición deberá ajustarse a los principios de imparcialidad y profesionalidad de sus miembros, y se tenderá, asimismo, a la paridad entre mujer y hombre.</text:p>
        <text:p text:style-name="P11">2. El personal de elección o de designación política, los funcionarios interinos y el personal eventual no podrán formar parte de los órganos de selección.</text:p>
        <text:p text:style-name="P11">3. La pertenencia a los órganos de selección será siempre a título individual, no pudiendo ostentarse ésta en representación o por cuenta de nadie.</text:p>
      </text:section>
      <text:p text:style-name="P22"><text:soft-page-break/><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61">
        <text:p text:style-name="P17">[Bloque 83: #a61]</text:p>
        <text:h text:style-name="P5" text:outline-level="5">Artículo 61. Sistemas selectivos.</text:h>
        <text:p text:style-name="P11">1. Los procesos selectivos tendrán carácter abierto y garantizarán la libre concurrencia, sin perjuicio de lo establecido para la promoción interna y de las medidas de discriminación positiva previstas en este Estatuto.</text:p>
        <text:p text:style-name="P11">Los órganos de selección velarán por el cumplimiento del principio de igualdad de oportunidades entre sexos.</text:p>
        <text:p text:style-name="P11">2. Los procedimientos de selección cuidarán especialmente la conexión entre el tipo de pruebas a superar y la adecuación al desempeño de las tareas de los puestos de trabajo convocados, incluyendo, en su caso, las pruebas prácticas que sean precisas.</text:p>
        <text:p text:style-name="P11">Las pruebas podrán consistir en la comprobación de los conocimientos y la capacidad analítica de los aspirantes, expresados de forma oral o escrita, en la realización de ejercicios que demuestren la posesión de habilidades y destrezas, en la comprobación del dominio de lenguas extranjeras y, en su caso, en la superación de pruebas físicas.</text:p>
        <text:p text:style-name="P11">3. Los procesos selectivos que incluyan, además de las preceptivas pruebas de capacidad, la valoración de méritos de los aspirantes sólo podrán otorgar a dicha valoración una puntuación proporcionada que no determinará, en ningún caso, por sí misma el resultado del proceso selectivo.</text:p>
        <text:p text:style-name="P11">4. Las Administraciones Públicas podrán crear órganos especializados y permanentes para la organización de procesos selectivos, pudiéndose encomendar estas funciones a los Institutos o Escuelas de Administración Pública.</text:p>
        <text:p text:style-name="P11">5. Para asegurar la objetividad y la racionalidad de los procesos selectivos, las pruebas podrán completarse con la superación de cursos, de periodos de prácticas, con la exposición curricular por los candidatos, con pruebas psicotécnicas o con la realización de entrevistas. Igualmente podrán exigirse reconocimientos médicos.</text:p>
        <text:p text:style-name="P11">6. Los sistemas selectivos de funcionarios de carrera serán los de oposición y concurso-oposición que deberán incluir, en todo caso, una o varias pruebas para determinar la capacidad de los aspirantes y establecer el orden de prelación.</text:p>
        <text:p text:style-name="P11"><text:soft-page-break/>Sólo en virtud de ley podrá aplicarse, con carácter excepcional, el sistema de concurso que consistirá únicamente en la valoración de méritos.</text:p>
        <text:p text:style-name="P11">7. Los sistemas selectivos de personal laboral fijo serán los de oposición, concurso-oposición, con las características establecidas en el apartado anterior, o concurso de valoración de méritos.</text:p>
        <text:p text:style-name="P11">Las Administraciones Públicas podrán negociar las formas de colaboración que en el marco de los convenios colectivos fijen la actuación de las organizaciones sindicales en el desarrollo de los procesos selectivos.</text:p>
        <text:p text:style-name="P11">8. Los órganos de selección no podrán proponer el acceso a la condición de funcionario de un número superior de aprobados al de plazas convocadas, excepto cuando así lo prevea la propia convocatoria.</text:p>
        <text:p text:style-name="P11">No obstante lo anterior, siempre que los órganos de selección hayan propuesto el nombramiento de igual número de aspirantes que el de plazas convocadas, y con el fin de asegurar la cobertura de las mismas, cuando se produzcan renuncias de los aspirantes seleccionados, antes de su nombramiento o toma de posesión, el órgano convocante podrá requerir del órgano de selección relación complementaria de los aspirantes que sigan a los propuestos, para su posible nombramiento como funcionarios de carrera.</text:p>
      </text:section>
      <text:p text:style-name="P15"><text:span text:style-name="T3"/></text:p>
      <text:section text:style-name="Sect1" text:name="a62">
        <text:h text:style-name="P5" text:outline-level="5">Artículo 62. <text:span text:style-name="T24">Adquisición de la condición de funcionario de carrera</text:span>.</text:h>
        <text:p text:style-name="P11">1. La condición de funcionario de carrera se adquiere por el <text:span text:style-name="T14">cumplimiento sucesivo de los siguientes requisitos</text:span>:</text:p>
        <text:p text:style-name="P11">a) <text:span text:style-name="T30">Superación</text:span> del proceso selectivo.</text:p>
        <text:p text:style-name="P11">b) <text:span text:style-name="T52">Nombramiento por el órgano o autoridad competente</text:span>, que <text:span text:style-name="T24">será publicado</text:span> en el Diario Oficial correspondiente.</text:p>
        <text:p text:style-name="P11">c) <text:span text:style-name="T17">Acto de acatamiento de la Constitución</text:span> y, en su caso, del Estatuto de Autonomía correspondiente y del resto del Ordenamiento Jurídico.</text:p>
        <text:p text:style-name="P11">d) <text:span text:style-name="T31">Toma de posesión</text:span> dentro del plazo que se establezca.</text:p>
        <text:p text:style-name="P11">2. A efectos de lo dispuesto en el apartado 1.b) anterior, no podrán ser funcionarios y quedarán sin efecto las actuaciones relativas a quienes no acrediten, una vez superado el proceso selectivo, que reúnen los requisitos y condiciones exigidos en la convocatoria.</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cii-3">
        <text:p text:style-name="P17"><text:soft-page-break/>[Bloque 85: #cii-3]</text:p>
        <text:h text:style-name="P4" text:outline-level="4">CAPÍTULO II</text:h>
        <text:h text:style-name="P1" text:outline-level="4"><text:span text:style-name="T26">Pérdida</text:span> de la relación de servicio</text:h>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63">
        <text:p text:style-name="P17">[Bloque 86: #a63]</text:p>
        <text:h text:style-name="P5" text:outline-level="5">Artículo 63. <text:span text:style-name="T24">Causas</text:span> de pérdida de la condición de funcionario de carrera.</text:h>
        <text:p text:style-name="P11">Son causas de pérdida de la condición de funcionario de carrera:</text:p>
        <text:p text:style-name="P11">a) La <text:span text:style-name="T14">renuncia</text:span> a la condición de funcionario.</text:p>
        <text:p text:style-name="P11">b) La <text:span text:style-name="T51">pérdida de la nacionalidad</text:span>.</text:p>
        <text:p text:style-name="P11">c) La <text:span text:style-name="T29">jubilación total</text:span> del funcionario.</text:p>
        <text:p text:style-name="P11">d) La <text:span text:style-name="T58">sanción disciplinaria</text:span> de separación del servicio que tuviere carácter firme.</text:p>
        <text:p text:style-name="P11">e) La <text:span text:style-name="T18">pena principal o accesoria de inhabilitación absoluta o especia</text:span>l para cargo público que tuviere carácter firme.</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64">
        <text:p text:style-name="P17">[Bloque 87: #a64]</text:p>
        <text:h text:style-name="P5" text:outline-level="5">Artículo 64. Renuncia.</text:h>
        <text:p text:style-name="P11">1. La <text:span text:style-name="T24">renuncia voluntaria</text:span> a la condición de funcionario habrá de ser <text:span text:style-name="T14">manifestada por escrito y será aceptada expresamente</text:span> por la Administración, salvo lo dispuesto en el apartado siguiente.</text:p>
        <text:p text:style-name="P11">2. No podrá ser aceptada la renuncia cuando el funcionario esté sujeto a expediente disciplinario o haya sido dictado en su contra auto de procesamiento o de apertura de juicio oral por la comisión de algún delito.</text:p>
        <text:p text:style-name="P11">3. La renuncia a la condición de funcionario no inhabilita para ingresar de nuevo en la Administración Pública a través del procedimiento de selección establecido.</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65">
        <text:p text:style-name="P17">[Bloque 88: #a65]</text:p>
        <text:h text:style-name="P5" text:outline-level="5"><text:soft-page-break/>Artículo 65. Pérdida de la nacionalidad.</text:h>
        <text:p text:style-name="P11">La pérdida de la nacionalidad española o la de cualquier otro Estado miembro de la Unión Europea o la de aquellos Estados a los que, en virtud de tratados internacionales celebrados por la Unión Europea y ratificados por España, les sea de aplicación la libre circulación de trabajadores, que haya sido tenida en cuenta para el nombramiento, determinará la pérdida de la condición de funcionario <text:span text:style-name="T51">salvo que simultáneamente se adquiera la nacionalidad de alguno de dichos Estados</text:span>.</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66">
        <text:p text:style-name="P17">[Bloque 89: #a66]</text:p>
        <text:h text:style-name="P5" text:outline-level="5">Artículo 66. Pena principal o accesoria de inhabilitación absoluta o especial para cargo público.</text:h>
        <text:p text:style-name="P11">La pena principal o accesoria de <text:span text:style-name="T12">inhabilitación absoluta</text:span> cuando <text:span text:style-name="T14">hubiere adquirido firmeza la sentencia</text:span> que la imponga produce la pérdida de la condición de funcionario respecto a <text:span text:style-name="T18">todos los empleos o cargos</text:span> que tuviere.</text:p>
        <text:p text:style-name="P11">La pena principal o accesoria de <text:span text:style-name="T26">inhabilitación especial</text:span> cuando hubiere adquirido firmeza la sentencia que la imponga produce la pérdida de la condición de funcionario respecto de <text:span text:style-name="T29">aquellos empleos o cargos especificados en la sentencia</text:span>.</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67">
        <text:p text:style-name="P17">[Bloque 90: #a67]</text:p>
        <text:p text:style-name="P13">Jurisprudencia</text:p>
        <text:h text:style-name="P5" text:outline-level="5">Artículo 67. Jubilación.</text:h>
        <text:p text:style-name="P11">1. La jubilación de los funcionarios podrá ser:</text:p>
        <text:p text:style-name="P11">a) <text:span text:style-name="T14">Voluntaria</text:span>, a solicitud del funcionario.</text:p>
        <text:p text:style-name="P11">b) <text:span text:style-name="T51">Forzosa</text:span>, al cumplir la edad legalmente establecida.</text:p>
        <text:p text:style-name="P11">c) Por la declaración de <text:span text:style-name="T29">incapacidad permanente</text:span> para el ejercicio de las funciones propias de su cuerpo o escala, o por el reconocimiento de una pensión de <text:span text:style-name="T14">incapacidad permanente absoluta o, incapacidad permanente total</text:span> en relación con el ejercicio de las funciones de su cuerpo o escala.</text:p>
        <text:p text:style-name="P11">2. Procederá la jubilación voluntaria, a solicitud del interesado, siempre que el funcionario reúna los requisitos y condiciones establecidos en el Régimen de Seguridad Social que le sea aplicable.</text:p>
        <text:p text:style-name="P11"><text:soft-page-break/>3. La jubilación forzosa <text:span text:style-name="T39">se declarará de</text:span><text:span text:style-name="T36"> oficio</text:span><text:span text:style-name="T39"> al cumplir el funcionario los </text:span><text:span text:style-name="T36">sesenta y cinco</text:span><text:span text:style-name="T39"> años de edad</text:span>.</text:p>
        <text:p text:style-name="P11">No obstante, en los términos de las leyes de Función Pública que se dicten en desarrollo de este Estatuto, se podrá solicitar la prolongación de la permanencia en el servicio activo como máximo hasta que se cumpla setenta años de edad. La Administración Pública competente deberá de resolver de forma motivada la aceptación o denegación de la prolongación.</text:p>
        <text:p text:style-name="P11">De lo dispuesto en los dos párrafos anteriores quedarán excluidos los funcionarios que tengan normas estatales específicas de jubilación.</text:p>
        <text:p text:style-name="P11">4. Con independencia de la edad legal de jubilación forzosa establecida en el apartado 3, la edad de la jubilación forzosa del personal funcionario incluido en el Régimen General de la Seguridad Social será, en todo caso, la que prevean las normas reguladoras de dicho régimen para el acceso a la pensión de jubilación en su modalidad contributiva sin coeficiente reductor por razón de la edad.</text:p>
      </text:section>
      <text:p text:style-name="P22"><text:a xlink:type="simple" xlink:href="https://www.boe.es/buscar/act.php?id=BOE-A-2015-11719&amp;p=20220907&amp;tn=1#top" text:style-name="Internet_20_link" text:visited-style-name="Visited_20_Internet_20_Link"><text:span text:style-name="T3">Subir</text:span></text:a></text:p>
      <text:p text:style-name="Horizontal_20_Line"/>
      <text:section text:style-name="Sect1" text:name="a68">
        <text:p text:style-name="P17">[Bloque 91: #a68]</text:p>
        <text:p text:style-name="P13">Jurisprudencia</text:p>
        <text:h text:style-name="P5" text:outline-level="5">Artículo 68. <text:span text:style-name="T49">Rehabilitación</text:span> de la condición de funcionario.</text:h>
        <text:p text:style-name="P11">1. En caso de extinción de la relación de servicios como consecuencia de <text:span text:style-name="T26">pérdida de la nacionalidad o jubilación por incapacidad permanente</text:span> para el servicio, el interesado, <text:span text:style-name="T14">una vez desaparecida la causa objetiva</text:span> que la motivó, <text:span text:style-name="T29">podrá solicitar la rehabilitación</text:span> de su condición de funcionario, que <text:span text:style-name="T46">le será concedida</text:span>.</text:p>
        <text:p text:style-name="P11">2. Los órganos de gobierno de las Administraciones Públicas podrán conceder, con <text:span text:style-name="T12">carácter excepcional, la rehabilitación</text:span>, a petición del interesado, de quien hubiera perdido la condición de funcionario por haber sido <text:span text:style-name="T14">condenado a la pena principal o accesoria de inhabilitación</text:span>, atendiendo a las <text:span text:style-name="T51">circunstancias y entidad</text:span> del delito cometido. Si transcurrido el plazo para dictar la resolución, no se hubiera producido de forma expresa, <text:span text:style-name="T60">se entenderá desestimada la solicitud</text:span>.</text:p>
      </text:section>
      <text:p text:style-name="P16"><text:span text:style-name="T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verdana" svg:font-family="verdan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9T05:34:46.329000000</dc:date>
    <meta:editing-duration>PT27M48S</meta:editing-duration>
    <meta:editing-cycles>9</meta:editing-cycles>
    <meta:generator>LibreOffice/7.3.5.2$Windows_X86_64 LibreOffice_project/184fe81b8c8c30d8b5082578aee2fed2ea847c01</meta:generator>
    <meta:document-statistic meta:table-count="0" meta:image-count="0" meta:object-count="0" meta:page-count="55" meta:paragraph-count="671" meta:word-count="17481" meta:character-count="113031" meta:non-whitespace-character-count="96219"/>
  </office:meta>
</office:document-meta>
</file>